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1" style:family="table">
      <style:table-properties style:width="12.859cm" fo:margin-left="2.039cm" table:align="left" style:writing-mode="lr-tb"/>
    </style:style>
    <style:style style:name="Tabel1.A" style:family="table-column">
      <style:table-column-properties style:column-width="3.757cm"/>
    </style:style>
    <style:style style:name="Tabel1.B" style:family="table-column">
      <style:table-column-properties style:column-width="9.102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2pt" officeooo:paragraph-rsid="0278e82a" style:font-size-asian="12pt" style:font-size-complex="12pt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27aa178" officeooo:paragraph-rsid="0381fabe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81fabe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3858b9a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2f64fe7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33b4b3b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>
        <style:tab-stops/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 fo:padding="0.049cm" fo:border="0.06pt solid #000000" style:shadow="none">
        <style:tab-stops/>
      </style:paragraph-properties>
      <style:text-properties officeooo:paragraph-rsid="02f64fe7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3" fo:font-size="9.5pt" fo:language="nl" fo:country="NL" fo:font-weight="normal" officeooo:rsid="02e5ade6" officeooo:paragraph-rsid="02e5ade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3" style:family="paragraph" style:parent-style-name="Standard">
      <style:paragraph-properties fo:line-height="100%"/>
      <style:text-properties fo:color="#000000" style:font-name="Ubuntu3" fo:font-size="12pt" fo:language="nl" fo:country="NL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text-properties fo:color="#000000" style:font-name="Ubuntu3" fo:font-size="12pt" fo:language="nl" fo:country="NL" fo:font-weight="normal" officeooo:rsid="000cf346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02bb4d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Ubuntu3" fo:font-size="12pt" fo:language="nl" fo:country="NL" fo:font-weight="normal" officeooo:rsid="02e5ade6" officeooo:paragraph-rsid="02e5ade6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text-properties officeooo:paragraph-rsid="0294534a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Ubuntu3" fo:font-size="9.5pt" fo:language="nl" fo:country="NL" fo:font-weight="normal" officeooo:rsid="000cf346" officeooo:paragraph-rsid="02f8db0e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9" style:family="paragraph" style:parent-style-name="Footnote">
      <style:text-properties officeooo:paragraph-rsid="01af3a40"/>
    </style:style>
    <style:style style:name="P20" style:family="paragraph" style:parent-style-name="Footnote">
      <style:text-properties officeooo:paragraph-rsid="01bc2e20"/>
    </style:style>
    <style:style style:name="P21" style:family="paragraph" style:parent-style-name="Footnote">
      <style:text-properties officeooo:rsid="016fb856" officeooo:paragraph-rsid="017062b2"/>
    </style:style>
    <style:style style:name="P22" style:family="paragraph" style:parent-style-name="Footnote">
      <style:text-properties officeooo:rsid="016fb856" officeooo:paragraph-rsid="0388f403"/>
    </style:style>
    <style:style style:name="P23" style:family="paragraph" style:parent-style-name="Footnote">
      <style:text-properties officeooo:rsid="0270f8f4" officeooo:paragraph-rsid="0270f8f4"/>
    </style:style>
    <style:style style:name="P24" style:family="paragraph" style:parent-style-name="Footnote">
      <style:text-properties officeooo:paragraph-rsid="01b753db"/>
    </style:style>
    <style:style style:name="P25" style:family="paragraph" style:parent-style-name="Footnote">
      <style:text-properties officeooo:paragraph-rsid="03645d76"/>
    </style:style>
    <style:style style:name="P26" style:family="paragraph" style:parent-style-name="Footnote">
      <style:text-properties officeooo:rsid="016ea4c2" officeooo:paragraph-rsid="0380072b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9f1de2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0d87ed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0.5pt" fo:language="nl" fo:country="NL" fo:font-style="normal" style:text-underline-style="none" fo:font-weight="normal" officeooo:paragraph-rsid="035578b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19b1b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213df71" officeooo:paragraph-rsid="0213df7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d2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d205" fo:background-color="transparent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080538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278e82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376ba4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5578bf" officeooo:paragraph-rsid="035578bf" fo:background-color="transparent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19b1be" fo:background-color="transparent" style:language-asian="nl" style:country-asian="NL" style:font-weight-asian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fo:language="nl" fo:country="NL" fo:font-weight="normal" officeooo:paragraph-rsid="03960868" fo:background-color="transparent" style:language-asian="nl" style:country-asian="NL" style:font-weight-asian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4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8cdf4b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51023b"/>
    </style:style>
    <style:style style:name="P4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ff0647"/>
    </style:style>
    <style:style style:name="P4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2269b"/>
    </style:style>
    <style:style style:name="P4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2e0b8d"/>
    </style:style>
    <style:style style:name="P4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78e82a"/>
    </style:style>
    <style:style style:name="P4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4d205"/>
    </style:style>
    <style:style style:name="P5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e50913"/>
    </style:style>
    <style:style style:name="P5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4a5278"/>
    </style:style>
    <style:style style:name="P5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6abafe"/>
    </style:style>
    <style:style style:name="P5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6ee9bb"/>
    </style:style>
    <style:style style:name="P5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3b4b3b"/>
    </style:style>
    <style:style style:name="P5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3976ffa"/>
    </style:style>
    <style:style style:name="P56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paragraph-rsid="0200266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344d2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officeooo:paragraph-rsid="02e50913"/>
    </style:style>
    <style:style style:name="P59" style:family="paragraph" style:parent-style-name="Standard" style:list-style-name="L2"/>
    <style:style style:name="P60" style:family="paragraph" style:parent-style-name="Standard" style:list-style-name="L2">
      <style:text-properties officeooo:paragraph-rsid="025644b9"/>
    </style:style>
    <style:style style:name="P61" style:family="paragraph" style:parent-style-name="Standard" style:list-style-name="L2">
      <style:text-properties officeooo:paragraph-rsid="02b3e898"/>
    </style:style>
    <style:style style:name="P62" style:family="paragraph" style:parent-style-name="Standard" style:list-style-name="L2">
      <style:text-properties officeooo:paragraph-rsid="0351023b"/>
    </style:style>
    <style:style style:name="P63" style:family="paragraph" style:parent-style-name="Standard" style:list-style-name="L2">
      <style:text-properties officeooo:paragraph-rsid="0278e82a"/>
    </style:style>
    <style:style style:name="P64" style:family="paragraph" style:parent-style-name="Standard" style:list-style-name="L2">
      <style:text-properties officeooo:paragraph-rsid="02a9fb4b"/>
    </style:style>
    <style:style style:name="P65" style:family="paragraph" style:parent-style-name="Standard" style:list-style-name="L2">
      <style:text-properties officeooo:paragraph-rsid="0301d85a"/>
    </style:style>
    <style:style style:name="P66" style:family="paragraph" style:parent-style-name="Standard" style:list-style-name="L2">
      <style:text-properties officeooo:paragraph-rsid="0351728d"/>
    </style:style>
    <style:style style:name="P67" style:family="paragraph" style:parent-style-name="Standard" style:list-style-name="L2">
      <style:text-properties officeooo:paragraph-rsid="02c02e8b"/>
    </style:style>
    <style:style style:name="P68" style:family="paragraph" style:parent-style-name="Standard" style:list-style-name="L2">
      <style:text-properties officeooo:paragraph-rsid="0319b1be"/>
    </style:style>
    <style:style style:name="P69" style:family="paragraph" style:parent-style-name="Standard" style:list-style-name="L2">
      <style:text-properties officeooo:paragraph-rsid="03661779"/>
    </style:style>
    <style:style style:name="P70" style:family="paragraph" style:parent-style-name="Standard" style:list-style-name="L2">
      <style:text-properties officeooo:paragraph-rsid="03458135"/>
    </style:style>
    <style:style style:name="P71" style:family="paragraph" style:parent-style-name="Standard" style:list-style-name="L2">
      <style:text-properties officeooo:paragraph-rsid="02a42794"/>
    </style:style>
    <style:style style:name="P72" style:family="paragraph" style:parent-style-name="Standard" style:list-style-name="L2">
      <style:text-properties officeooo:paragraph-rsid="02a50830"/>
    </style:style>
    <style:style style:name="P73" style:family="paragraph" style:parent-style-name="Standard" style:list-style-name="L2">
      <style:text-properties officeooo:paragraph-rsid="036ee9bb"/>
    </style:style>
    <style:style style:name="P74" style:family="paragraph" style:parent-style-name="Standard" style:list-style-name="L2">
      <style:text-properties officeooo:paragraph-rsid="02f4b71d"/>
    </style:style>
    <style:style style:name="P75" style:family="paragraph" style:parent-style-name="Standard" style:list-style-name="L2">
      <style:text-properties officeooo:paragraph-rsid="029dc126"/>
    </style:style>
    <style:style style:name="P76" style:family="paragraph" style:parent-style-name="Standard" style:list-style-name="L2">
      <style:text-properties officeooo:paragraph-rsid="03938e63"/>
    </style:style>
    <style:style style:name="P77" style:family="paragraph" style:parent-style-name="Standard" style:list-style-name="L2">
      <style:text-properties officeooo:paragraph-rsid="03960868"/>
    </style:style>
    <style:style style:name="P78" style:family="paragraph" style:parent-style-name="Standard" style:list-style-name="L2">
      <style:text-properties style:font-name="Ubuntu3" fo:font-size="12pt" officeooo:rsid="01c83610" officeooo:paragraph-rsid="00caceeb" style:font-size-asian="12pt" style:font-size-complex="12pt"/>
    </style:style>
    <style:style style:name="P79" style:family="paragraph" style:parent-style-name="Standard" style:list-style-name="L2">
      <style:text-properties fo:color="#000000" style:font-name="Ubuntu3" fo:font-size="12pt" officeooo:paragraph-rsid="00805385" style:font-size-asian="12pt" style:font-size-complex="12pt"/>
    </style:style>
    <style:style style:name="P80" style:family="paragraph" style:parent-style-name="Standard" style:list-style-name="L2">
      <style:text-properties fo:color="#000000" style:font-name="Ubuntu3" fo:font-size="12pt" fo:font-style="normal" style:font-size-asian="12pt" style:font-style-asian="normal" style:font-size-complex="12pt" style:font-style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Ubuntu" fo:font-size="8pt" fo:font-style="normal" style:text-underline-style="none" fo:font-weight="normal"/>
    </style:style>
    <style:style style:name="T1" style:family="text">
      <style:text-properties style:font-name="Ubuntu3"/>
    </style:style>
    <style:style style:name="T2" style:family="text">
      <style:text-properties style:font-name="Ubuntu3" fo:font-size="10pt" style:font-size-asian="10pt" style:font-size-complex="10pt"/>
    </style:style>
    <style:style style:name="T3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Ubuntu3" fo:font-size="12pt" fo:language="nl" fo:country="NL" officeooo:rsid="00b748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Ubuntu3" fo:font-size="12pt" fo:language="nl" fo:country="NL" officeooo:rsid="023d51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Ubuntu3" fo:font-size="12pt" style:font-size-asian="12pt" style:font-size-complex="12pt"/>
    </style:style>
    <style:style style:name="T11" style:family="text">
      <style:text-properties style:font-name="Ubuntu3" fo:font-size="12pt" officeooo:rsid="02907b8c" style:font-size-asian="12pt" style:font-size-complex="12pt"/>
    </style:style>
    <style:style style:name="T12" style:family="text">
      <style:text-properties style:font-name="Ubuntu3" fo:font-size="12pt" officeooo:rsid="02d857ce" style:font-size-asian="12pt" style:font-size-complex="12pt"/>
    </style:style>
    <style:style style:name="T13" style:family="text">
      <style:text-properties style:font-name="Ubuntu3" fo:font-size="12pt" officeooo:rsid="01c83610" style:font-size-asian="12pt" style:font-size-complex="12pt"/>
    </style:style>
    <style:style style:name="T14" style:family="text">
      <style:text-properties style:font-name="Ubuntu3" fo:font-size="12pt" officeooo:rsid="01657261" style:font-size-asian="12pt" style:font-size-complex="12pt"/>
    </style:style>
    <style:style style:name="T15" style:family="text">
      <style:text-properties style:font-name="Ubuntu3" fo:font-size="12pt" officeooo:rsid="0371cd02" style:font-size-asian="12pt" style:font-size-complex="12pt"/>
    </style:style>
    <style:style style:name="T16" style:family="text">
      <style:text-properties style:font-name="Ubuntu3" fo:font-size="12pt" officeooo:rsid="00bddfbe" style:font-size-asian="12pt" style:font-size-complex="12pt"/>
    </style:style>
    <style:style style:name="T17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19fe3c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language="nl" fo:country="NL" officeooo:rsid="0252353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f79a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e364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3a4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53e06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645d7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646c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0pt" fo:language="nl" fo:country="NL" fo:font-style="normal" fo:font-weight="normal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9pt" fo:font-style="normal" style:text-underline-style="none" fo:font-weight="normal" officeooo:rsid="00736106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9pt" fo:font-style="normal" style:text-underline-style="none" fo:font-weight="normal" officeooo:rsid="00226282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9pt" fo:font-style="normal" style:text-underline-style="none" fo:font-weight="normal" officeooo:rsid="007427c1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584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49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03a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4105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4d1b8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0f6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6d06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1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874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a03a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a032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fba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9af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7570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d5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4648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03f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5102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5172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a5e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4442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d26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9c6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2661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ade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e773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278f4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dbb2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c1ac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4b73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4dc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a4a3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b795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96cf6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7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8b94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7aba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c1a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46a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602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718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83480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d02d7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8ee66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b104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a278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aaef3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edeb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5edc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2d880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701b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8a66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581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5f9c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492d7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322b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6177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7c71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8e6d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a02a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8bed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9e67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1b4e1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bbf5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d7d9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22278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3d51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748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1284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229f9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b104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0a01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573c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fed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38a6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aba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c3f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6c9e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87333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19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4d1b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804a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38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7938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b30bf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ca04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c19c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51023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51728d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ad96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dbb24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4b73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4dc0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296cf6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b7cd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1046a8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a278b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aaef3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8bed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39e670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36322b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f757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22e773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7bad9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aaf0a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15719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weight="normal" officeooo:rsid="02c02e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weight="normal" officeooo:rsid="034701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weight="normal" officeooo:rsid="0348a66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officeooo:rsid="005de20f" fo:background-color="transparent" loext:char-shading-value="0" style:font-size-asian="12pt" style:language-asian="nl" style:country-asian="NL" style:font-size-complex="12pt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italic" fo:font-weight="normal" officeooo:rsid="040e2b2e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italic" fo:font-weight="normal" officeooo:rsid="04268a7d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italic" fo:font-weight="normal" officeooo:rsid="0412ef21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italic" fo:font-weight="normal" officeooo:rsid="04279afb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2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83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officeooo:rsid="038fe315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language="nl" fo:country="NL" fo:font-style="italic" fo:font-weight="normal" officeooo:rsid="04268a7d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86" style:family="text">
      <style:text-properties fo:color="#000000" style:text-line-through-style="none" style:text-line-through-type="none" style:font-name="Ubuntu3" fo:language="nl" fo:country="NL" fo:font-style="italic" fo:font-weight="normal" officeooo:rsid="0412ef21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87" style:family="text">
      <style:text-properties fo:color="#000000" style:text-line-through-style="none" style:text-line-through-type="none" style:font-name="Ubuntu3" fo:language="nl" fo:country="NL" fo:font-style="italic" fo:font-weight="normal" officeooo:rsid="04279afb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88" style:family="text">
      <style:text-properties fo:color="#000000" style:text-line-through-style="none" style:text-line-through-type="none" style:font-name="Ubuntu3" fo:language="nl" fo:country="NL" fo:font-style="italic" fo:font-weight="normal" officeooo:rsid="040e2b2e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189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0" style:family="text">
      <style:text-properties fo:color="#000000" style:text-line-through-style="none" style:text-line-through-type="none" fo:language="nl" fo:country="NL" fo:font-style="normal" fo:font-weight="normal" officeooo:rsid="007bad9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1" style:family="text">
      <style:text-properties fo:color="#000000" style:text-line-through-style="none" style:text-line-through-type="none" fo:language="nl" fo:country="NL" fo:font-style="normal" fo:font-weight="normal" officeooo:rsid="0193e28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fo:language="nl" fo:country="NL" fo:font-style="normal" fo:font-weight="normal" officeooo:rsid="00ed888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fo:language="nl" fo:country="NL" fo:font-style="normal" fo:font-weight="normal" officeooo:rsid="0441738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fo:language="nl" fo:country="NL" fo:font-style="normal" style:text-underline-style="none" officeooo:rsid="03573cc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style:text-line-through-style="none" style:text-line-through-type="none" fo:language="nl" fo:country="NL" fo:font-style="normal" style:text-underline-style="none" officeooo:rsid="03738a6a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style:text-line-through-style="none" style:text-line-through-type="none" fo:language="nl" fo:country="NL" fo:font-style="normal" style:text-underline-style="none" officeooo:rsid="036abaf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style:text-line-through-style="none" style:text-line-through-type="none" fo:language="nl" fo:country="NL" fo:font-style="normal" style:text-underline-style="none" officeooo:rsid="036322b8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style:text-line-through-style="none" style:text-line-through-type="none" fo:language="nl" fo:country="NL" fo:font-style="normal" style:text-underline-style="none" officeooo:rsid="0366177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style:text-line-through-style="none" style:text-line-through-type="none" fo:language="nl" fo:country="NL" fo:font-weight="normal" officeooo:rsid="02c02e8b" style:font-size-asian="12pt" style:language-asian="nl" style:country-asian="NL" style:font-weight-asian="normal" style:font-size-complex="12pt" style:language-complex="nl" style:country-complex="NL" style:font-weight-complex="normal"/>
    </style:style>
    <style:style style:name="T201" style:family="text">
      <style:text-properties fo:color="#000000" style:text-line-through-style="none" style:text-line-through-type="none" fo:language="nl" fo:country="NL" fo:font-weight="normal" officeooo:rsid="02c9ba46" style:font-size-asian="12pt" style:language-asian="nl" style:country-asian="NL" style:font-weight-asian="normal" style:font-size-complex="12pt" style:language-complex="nl" style:country-complex="NL" style:font-weight-complex="normal"/>
    </style:style>
    <style:style style:name="T202" style:family="text">
      <style:text-properties fo:color="#000000" style:text-line-through-style="none" style:text-line-through-type="none" fo:language="nl" fo:country="NL" fo:font-weight="normal" officeooo:rsid="02d2066d" style:font-size-asian="12pt" style:language-asian="nl" style:country-asian="NL" style:font-weight-asian="normal" style:font-size-complex="12pt" style:language-complex="nl" style:country-complex="NL" style:font-weight-complex="normal"/>
    </style:style>
    <style:style style:name="T203" style:family="text">
      <style:text-properties fo:color="#000000" style:text-line-through-style="none" style:text-line-through-type="none" fo:language="nl" fo:country="NL" fo:font-weight="normal" officeooo:rsid="03434ec7" style:font-size-asian="12pt" style:language-asian="nl" style:country-asian="NL" style:font-weight-asian="normal" style:font-size-complex="12pt" style:language-complex="nl" style:country-complex="NL" style:font-weight-complex="normal"/>
    </style:style>
    <style:style style:name="T204" style:family="text">
      <style:text-properties fo:color="#000000" style:text-line-through-style="none" style:text-line-through-type="none" fo:language="nl" fo:country="NL" fo:font-weight="normal" officeooo:rsid="00cc2b1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fo:language="nl" fo:country="NL" fo:font-weight="normal" officeooo:rsid="02ce505a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style:text-line-through-style="none" style:text-line-through-type="none" fo:language="nl" fo:country="NL" fo:font-weight="normal" officeooo:rsid="0342269b" style:font-name-asian="DejaVu Sans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style:text-line-through-style="none" style:text-line-through-type="none" fo:language="nl" fo:country="NL" fo:font-weight="normal" officeooo:rsid="0342269b" style:font-name-asian="DejaVu Sans1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08" style:family="text">
      <style:text-properties fo:color="#000000" style:text-line-through-style="none" style:text-line-through-type="none" fo:language="nl" fo:country="NL" fo:font-weight="normal" officeooo:rsid="02c02e8b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9" style:family="text">
      <style:text-properties fo:color="#000000" style:text-line-through-style="none" style:text-line-through-type="none" fo:language="nl" fo:country="NL" fo:font-weight="normal" officeooo:rsid="02c9ba46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style:text-line-through-style="none" style:text-line-through-type="none" fo:language="nl" fo:country="NL" fo:font-weight="normal" officeooo:rsid="02d2066d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style:text-line-through-style="none" style:text-line-through-type="none" fo:language="nl" fo:country="NL" fo:font-weight="normal" officeooo:rsid="03434ec7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style:text-line-through-style="none" style:text-line-through-type="none" fo:language="nl" fo:country="NL" fo:font-weight="normal" officeooo:rsid="0340f0fe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fo:color="#000000" style:text-line-through-style="none" style:text-line-through-type="none" fo:language="nl" fo:country="NL" fo:font-weight="normal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4" style:family="text">
      <style:text-properties fo:color="#000000" style:text-line-through-style="none" style:text-line-through-type="none" fo:language="nl" fo:country="NL" fo:font-weight="normal" officeooo:rsid="00fd0bb2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5" style:family="text">
      <style:text-properties fo:color="#000000" style:text-line-through-style="none" style:text-line-through-type="none" fo:language="nl" fo:country="NL" fo:font-weight="normal" officeooo:rsid="0342269b" style:font-name-asian="Times New Roman" style:font-size-asian="12pt" style:language-asian="nl" style:country-asian="NL" style:font-weight-asian="normal" style:font-name-complex="Bitstream Vera Sans" style:font-size-complex="12pt" style:language-complex="ar" style:country-complex="SA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italic" fo:font-weight="normal" officeooo:rsid="040e2b2e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italic" fo:font-weight="normal" officeooo:rsid="04268a7d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italic" fo:font-weight="normal" officeooo:rsid="0412ef21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219" style:family="text">
      <style:text-properties fo:color="#000000" style:text-line-through-style="none" style:text-line-through-type="none" fo:language="nl" fo:country="NL" fo:font-style="italic" fo:font-weight="normal" officeooo:rsid="04279afb" style:font-size-asian="12pt" style:language-asian="nl" style:country-asian="NL" style:font-style-asian="italic" style:font-weight-asian="normal" style:font-size-complex="12pt" style:language-complex="nl" style:country-complex="NL" style:font-style-complex="italic" style:font-weight-complex="normal"/>
    </style:style>
    <style:style style:name="T220" style:family="text">
      <style:text-properties fo:color="#000000" style:text-line-through-style="none" style:text-line-through-type="none" fo:font-size="10pt" fo:language="nl" fo:country="NL" fo:font-style="normal" fo:font-weight="normal" officeooo:rsid="01ae3643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fo:font-size="12pt" fo:language="nl" fo:country="NL" fo:font-style="normal" style:text-underline-style="none" officeooo:rsid="03003ad9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fo:font-size="12pt" fo:language="nl" fo:country="NL" fo:font-weight="normal" officeooo:rsid="023d5197" style:font-name-asian="DejaVu Sans1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color="#000000" style:text-line-through-style="none" style:text-line-through-type="none" style:font-name="Bitstream Vera Sans" fo:font-size="10pt" fo:language="nl" fo:country="NL" fo:font-style="normal" style:text-underline-style="none" fo:font-weight="normal" officeooo:rsid="00ed8888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style:font-name="Ubuntu3" fo:font-size="12pt" fo:language="nl" fo:country="NL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style:font-name="Ubuntu3" fo:font-size="12pt" fo:language="nl" fo:country="NL" fo:font-weight="normal" officeooo:rsid="0240414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style:font-name="Ubuntu3" fo:font-size="12pt" fo:language="nl" fo:country="NL" fo:font-weight="normal" officeooo:rsid="0169482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style:font-name="Ubuntu3" fo:font-size="12pt" fo:language="nl" fo:country="NL" fo:font-weight="normal" officeooo:rsid="011cdd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style:font-name="Ubuntu3" fo:font-size="12pt" fo:language="nl" fo:country="NL" fo:font-weight="normal" officeooo:rsid="030a5c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style:font-name="Ubuntu3" fo:font-size="12pt" fo:language="nl" fo:country="NL" fo:font-weight="normal" officeooo:rsid="034ec26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style:font-name="Ubuntu3" fo:font-size="12pt" fo:language="nl" fo:country="NL" fo:font-weight="normal" officeooo:rsid="035c699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style:font-name="Ubuntu3" fo:font-size="12pt" fo:language="nl" fo:country="NL" fo:font-weight="normal" officeooo:rsid="038408e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style:font-name="Ubuntu3" fo:font-size="12pt" fo:language="nl" fo:country="NL" fo:font-weight="normal" officeooo:rsid="0389d7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style:font-name="Ubuntu3" fo:font-size="12pt" fo:language="nl" fo:country="NL" fo:font-weight="normal" officeooo:rsid="038aa7f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style:font-name="Ubuntu3" fo:font-size="12pt" fo:language="nl" fo:country="NL" fo:font-weight="normal" officeooo:rsid="038fe31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style:font-name="Ubuntu3" fo:font-size="12pt" fo:language="nl" fo:country="NL" fo:font-weight="normal" officeooo:rsid="03919a3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style:font-name="Ubuntu3" fo:font-size="12pt" fo:language="nl" fo:country="NL" fo:font-weight="normal" officeooo:rsid="027aa17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000000" style:font-name="Ubuntu3" fo:font-size="12pt" fo:language="nl" fo:country="NL" fo:font-weight="normal" style:font-size-asian="12pt" style:language-asian="nl" style:country-asian="NL" style:font-weight-asian="normal" style:font-size-complex="12pt" style:font-weight-complex="normal"/>
    </style:style>
    <style:style style:name="T243" style:family="text">
      <style:text-properties fo:color="#000000" style:font-name="Ubuntu3" fo:font-size="12pt" fo:language="nl" fo:country="NL" fo:font-weight="normal" officeooo:rsid="027aa178" style:font-size-asian="12pt" style:language-asian="nl" style:country-asian="NL" style:font-weight-asian="normal" style:font-size-complex="12pt" style:font-weight-complex="normal"/>
    </style:style>
    <style:style style:name="T244" style:family="text">
      <style:text-properties fo:color="#000000" style:font-name="Ubuntu3" fo:font-size="12pt" fo:language="nl" fo:country="NL" officeooo:rsid="027aa178" fo:background-color="transparent" loext:char-shading-value="0" style:font-size-asian="12pt" style:language-asian="nl" style:country-asian="NL" style:font-name-complex="Bitstream Vera Sans" style:font-size-complex="12pt"/>
    </style:style>
    <style:style style:name="T245" style:family="text">
      <style:text-properties fo:color="#000000" style:font-name="Ubuntu3" fo:font-size="12pt" fo:language="nl" fo:country="NL" fo:font-style="normal" fo:font-weight="normal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style:font-name="Ubuntu3" fo:font-size="12pt" fo:language="nl" fo:country="NL" fo:font-style="normal" fo:font-weight="normal" officeooo:rsid="0111d37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style:font-name="Ubuntu3" fo:font-size="12pt" fo:language="nl" fo:country="NL" fo:font-style="normal" fo:font-weight="normal" officeooo:rsid="027aa17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style:font-name="Ubuntu3" fo:font-size="12pt" fo:language="nl" fo:country="NL" fo:font-style="normal" style:text-underline-style="none" fo:font-weight="normal" officeooo:rsid="01328f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style:font-name="Ubuntu3" fo:font-size="12pt" fo:language="nl" fo:country="NL" fo:font-style="normal" style:text-underline-style="none" fo:font-weight="normal" officeooo:rsid="010892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style:font-name="Ubuntu3" fo:font-size="12pt" fo:language="nl" fo:country="NL" fo:font-style="normal" style:text-underline-style="none" fo:font-weight="normal" officeooo:rsid="019a173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style:font-name="Ubuntu3" fo:font-size="12pt" fo:language="nl" fo:country="NL" fo:font-style="normal" style:text-underline-style="none" fo:font-weight="normal" officeooo:rsid="028c867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style:font-name="Ubuntu3" fo:font-size="12pt" fo:language="nl" fo:country="NL" fo:font-style="normal" style:text-underline-style="none" fo:font-weight="normal" officeooo:rsid="019d9f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style:font-name="Ubuntu3" fo:font-size="12pt" fo:language="nl" fo:country="NL" fo:font-style="normal" style:text-underline-style="none" fo:font-weight="normal" officeooo:rsid="019ee70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style:font-name="Ubuntu3" fo:font-size="12pt" fo:language="nl" fo:country="NL" fo:font-style="normal" style:text-underline-style="none" fo:font-weight="normal" officeooo:rsid="01a122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style:font-name="Ubuntu3" fo:font-size="12pt" fo:language="nl" fo:country="NL" fo:font-style="normal" style:text-underline-style="none" fo:font-weight="normal" officeooo:rsid="0206ba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name-asian="Times New Roman" style:font-size-asian="12pt" style:language-asian="nl" style:country-asian="NL" style:font-style-asian="normal" style:font-weight-asian="normal" style:font-name-complex="Bitstream Vera Sans" style:font-size-complex="12pt" style:language-complex="ar" style:country-complex="SA" style:font-style-complex="normal" style:font-weight-complex="normal"/>
    </style:style>
    <style:style style:name="T259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font-name="Ubuntu3" fo:font-size="12pt" fo:language="nl" fo:country="NL" fo:font-style="normal" style:text-underline-style="none" officeooo:rsid="0108921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font-name="Ubuntu3" fo:font-size="12pt" fo:language="nl" fo:country="NL" fo:font-style="normal" style:text-underline-style="none" fo:background-color="transparent" loext:char-shading-value="0" style:font-name-asian="Times New Roman" style:font-size-asian="12pt" style:language-asian="nl" style:country-asian="NL" style:font-style-asian="normal" style:font-name-complex="Bitstream Vera Sans" style:font-size-complex="12pt" style:language-complex="ar" style:country-complex="SA" style:font-style-complex="normal"/>
    </style:style>
    <style:style style:name="T262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63" style:family="text">
      <style:text-properties fo:color="#000000" style:font-name="Ubuntu3" fo:font-size="12pt" style:text-underline-style="none" fo:font-weight="normal" officeooo:rsid="01d4a528" style:font-size-asian="12pt" style:font-weight-asian="normal" style:font-size-complex="12pt" style:font-weight-complex="normal"/>
    </style:style>
    <style:style style:name="T264" style:family="text">
      <style:text-properties fo:color="#000000" style:font-name="Ubuntu3" fo:font-size="12pt" style:text-underline-style="none" fo:font-weight="normal" officeooo:rsid="02b76b96" style:font-size-asian="12pt" style:font-weight-asian="normal" style:font-size-complex="12pt" style:font-weight-complex="normal"/>
    </style:style>
    <style:style style:name="T265" style:family="text">
      <style:text-properties fo:color="#000000" style:font-name="Ubuntu3" fo:font-size="12pt" style:text-underline-style="none" fo:font-weight="normal" officeooo:rsid="01d5ece3" style:font-size-asian="12pt" style:font-weight-asian="normal" style:font-size-complex="12pt" style:font-weight-complex="normal"/>
    </style:style>
    <style:style style:name="T266" style:family="text">
      <style:text-properties fo:color="#000000" style:font-name="Ubuntu3" fo:font-size="12pt" style:text-underline-style="none" fo:font-weight="normal" officeooo:rsid="01d5a759" style:font-size-asian="12pt" style:font-weight-asian="normal" style:font-size-complex="12pt" style:font-weight-complex="normal"/>
    </style:style>
    <style:style style:name="T267" style:family="text">
      <style:text-properties fo:color="#000000" style:font-name="Ubuntu3" fo:font-size="12pt" style:text-underline-style="none" fo:font-weight="normal" officeooo:rsid="02b3e898" style:font-size-asian="12pt" style:font-weight-asian="normal" style:font-size-complex="12pt" style:font-weight-complex="normal"/>
    </style:style>
    <style:style style:name="T268" style:family="text">
      <style:text-properties fo:color="#000000" style:font-name="Ubuntu3" fo:font-size="12pt" style:text-underline-style="none" fo:font-weight="normal" officeooo:rsid="013c1ad4" style:font-size-asian="12pt" style:font-weight-asian="normal" style:font-size-complex="12pt" style:font-weight-complex="normal"/>
    </style:style>
    <style:style style:name="T269" style:family="text">
      <style:text-properties fo:color="#000000" style:font-name="Ubuntu3" fo:font-size="12pt" style:text-underline-style="none" fo:font-weight="normal" officeooo:rsid="02d3f8d0" style:font-size-asian="12pt" style:font-weight-asian="normal" style:font-size-complex="12pt" style:font-weight-complex="normal"/>
    </style:style>
    <style:style style:name="T270" style:family="text">
      <style:text-properties fo:color="#000000" style:font-name="Ubuntu3" fo:font-size="12pt" style:text-underline-style="none" fo:font-weight="normal" officeooo:rsid="02d5c02e" style:font-size-asian="12pt" style:font-weight-asian="normal" style:font-size-complex="12pt" style:font-weight-complex="normal"/>
    </style:style>
    <style:style style:name="T271" style:family="text">
      <style:text-properties fo:color="#000000" style:font-name="Ubuntu3" fo:font-size="12pt" style:text-underline-style="none" fo:font-weight="normal" officeooo:rsid="0276b5dd" style:font-size-asian="12pt" style:font-weight-asian="normal" style:font-size-complex="12pt" style:font-weight-complex="normal"/>
    </style:style>
    <style:style style:name="T272" style:family="text">
      <style:text-properties fo:color="#000000" style:font-name="Ubuntu3" fo:font-size="12pt" style:text-underline-style="none" fo:font-weight="normal" officeooo:rsid="034f19aa" style:font-size-asian="12pt" style:font-weight-asian="normal" style:font-size-complex="12pt" style:font-weight-complex="normal"/>
    </style:style>
    <style:style style:name="T273" style:family="text">
      <style:text-properties fo:color="#000000" style:font-name="Ubuntu3" fo:font-size="12pt" style:text-underline-style="none" style:font-size-asian="12pt" style:font-size-complex="12pt"/>
    </style:style>
    <style:style style:name="T274" style:family="text">
      <style:text-properties fo:color="#000000" style:font-name="Ubuntu3" fo:font-size="12pt" style:text-underline-style="none" officeooo:rsid="01f72f01" style:font-size-asian="12pt" style:font-size-complex="12pt"/>
    </style:style>
    <style:style style:name="T275" style:family="text">
      <style:text-properties fo:color="#000000" style:font-name="Ubuntu3" fo:font-size="12pt" style:text-underline-style="none" officeooo:rsid="0276b5dd" style:font-size-asian="12pt" style:font-size-complex="12pt"/>
    </style:style>
    <style:style style:name="T276" style:family="text">
      <style:text-properties fo:color="#000000" style:font-name="Ubuntu3" fo:font-size="12pt" style:text-underline-style="none" officeooo:rsid="01e3e58c" style:font-size-asian="12pt" style:font-size-complex="12pt"/>
    </style:style>
    <style:style style:name="T277" style:family="text">
      <style:text-properties fo:color="#000000" style:font-name="Ubuntu3" fo:font-size="12pt" style:text-underline-style="none" officeooo:rsid="030f62c9" style:font-size-asian="12pt" style:font-size-complex="12pt"/>
    </style:style>
    <style:style style:name="T278" style:family="text">
      <style:text-properties fo:color="#000000" style:font-name="Ubuntu3" fo:font-size="12pt" style:text-underline-style="none" officeooo:rsid="033983fc" style:font-size-asian="12pt" style:font-size-complex="12pt"/>
    </style:style>
    <style:style style:name="T279" style:family="text">
      <style:text-properties fo:color="#000000" style:font-name="Ubuntu3" fo:font-size="12pt" style:text-underline-style="none" officeooo:rsid="040e2b2e" style:font-size-asian="12pt" style:font-size-complex="12pt"/>
    </style:style>
    <style:style style:name="T280" style:family="text">
      <style:text-properties fo:color="#000000" style:font-name="Ubuntu3" fo:font-size="12pt" style:text-underline-style="none" officeooo:rsid="043856b7" style:font-size-asian="12pt" style:font-size-complex="12pt"/>
    </style:style>
    <style:style style:name="T281" style:family="text">
      <style:text-properties fo:color="#000000" style:font-name="Ubuntu3" fo:font-size="12pt" style:text-underline-style="none" officeooo:rsid="03fa25f7" style:font-size-asian="12pt" style:font-size-complex="12pt"/>
    </style:style>
    <style:style style:name="T282" style:family="text">
      <style:text-properties fo:color="#000000" style:font-name="Ubuntu3" fo:font-size="12pt" style:font-size-asian="12pt" style:font-size-complex="12pt"/>
    </style:style>
    <style:style style:name="T283" style:family="text">
      <style:text-properties fo:color="#000000" style:font-name="Ubuntu3" fo:font-size="12pt" officeooo:rsid="02b55bd7" style:font-size-asian="12pt" style:font-size-complex="12pt"/>
    </style:style>
    <style:style style:name="T284" style:family="text">
      <style:text-properties fo:color="#000000" style:font-name="Ubuntu3" fo:font-size="12pt" officeooo:rsid="004804ae" style:font-size-asian="12pt" style:font-size-complex="12pt"/>
    </style:style>
    <style:style style:name="T285" style:family="text">
      <style:text-properties fo:color="#000000" style:font-name="Ubuntu3" fo:font-size="12pt" officeooo:rsid="01657261" style:font-size-asian="12pt" style:font-size-complex="12pt"/>
    </style:style>
    <style:style style:name="T286" style:family="text">
      <style:text-properties fo:color="#000000" style:font-name="Ubuntu3" fo:font-size="12pt" officeooo:rsid="0361e0a1" style:font-size-asian="12pt" style:font-size-complex="12pt"/>
    </style:style>
    <style:style style:name="T287" style:family="text">
      <style:text-properties fo:color="#000000" style:font-name="Ubuntu3" fo:font-size="12pt" fo:font-style="normal" style:font-size-asian="12pt" style:font-style-asian="normal" style:font-size-complex="12pt" style:font-style-complex="normal"/>
    </style:style>
    <style:style style:name="T288" style:family="text">
      <style:text-properties fo:color="#000000" style:font-name="Ubuntu3" fo:font-size="10.5pt" fo:language="nl" fo:country="NL" fo:font-style="normal" fo:font-weight="normal" officeooo:rsid="027aa178" fo:background-color="transparent" loext:char-shading-value="0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T289" style:family="text">
      <style:text-properties fo:color="#000000" style:font-name="Ubuntu3" fo:font-style="italic" officeooo:rsid="040e2b2e" style:font-size-asian="12pt" style:font-style-asian="italic" style:font-size-complex="12pt" style:font-style-complex="italic"/>
    </style:style>
    <style:style style:name="T290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fo:font-size="12pt" fo:language="nl" fo:country="NL" style:text-underline-style="none" fo:font-weight="normal" officeooo:rsid="0213df7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fo:font-size="12pt" fo:language="nl" fo:country="NL" fo:font-weight="normal" officeooo:rsid="0213df7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fo:font-size="12pt" fo:language="nl" fo:country="NL" fo:font-weight="normal" officeooo:rsid="038afb81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size-asian="12pt" style:font-size-complex="12pt"/>
    </style:style>
    <style:style style:name="T299" style:family="text">
      <style:text-properties fo:color="#000000" officeooo:rsid="01f72f01" style:font-size-asian="12pt" style:font-size-complex="12pt"/>
    </style:style>
    <style:style style:name="T300" style:family="text">
      <style:text-properties fo:color="#000000" officeooo:rsid="0332a182" style:font-size-asian="12pt" style:font-size-complex="12pt"/>
    </style:style>
    <style:style style:name="T301" style:family="text">
      <style:text-properties fo:color="#000000" officeooo:rsid="0361e0a1" style:font-size-asian="12pt" style:font-size-complex="12pt"/>
    </style:style>
    <style:style style:name="T302" style:family="text">
      <style:text-properties fo:color="#000000" officeooo:rsid="01d4a528" style:font-size-asian="12pt" style:font-size-complex="12pt"/>
    </style:style>
    <style:style style:name="T303" style:family="text">
      <style:text-properties fo:color="#000000" officeooo:rsid="040e2b2e" style:font-size-asian="12pt" style:font-size-complex="12pt"/>
    </style:style>
    <style:style style:name="T304" style:family="text">
      <style:text-properties style:text-line-through-style="none" style:text-line-through-type="none" style:font-name="Ubuntu3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Ubuntu3" fo:font-size="12pt" style:text-underline-style="none" fo:font-weight="normal" officeooo:rsid="004a03b0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Ubuntu3" fo:font-size="12pt" style:text-underline-style="none" fo:font-weight="normal" officeooo:rsid="0034442f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Ubuntu3" fo:font-size="12pt" style:text-underline-style="none" fo:font-weight="normal" officeooo:rsid="0353fa6c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Ubuntu3" fo:font-size="12pt" style:text-underline-style="none" fo:font-weight="normal" officeooo:rsid="03777434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15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16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17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18" style:family="text">
      <style:text-properties style:text-line-through-style="none" style:text-line-through-type="none" style:font-name="Ubuntu3" fo:font-size="12pt" style:text-underline-style="none" officeooo:rsid="015874c7" style:font-size-asian="12pt" style:font-size-complex="12pt"/>
    </style:style>
    <style:style style:name="T319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20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21" style:family="text">
      <style:text-properties style:text-line-through-style="none" style:text-line-through-type="none" style:font-name="Ubuntu3" fo:font-size="12pt" officeooo:rsid="00ed8888" style:font-size-asian="12pt" style:font-size-complex="12pt" style:language-complex="nl" style:country-complex="NL"/>
    </style:style>
    <style:style style:name="T322" style:family="text">
      <style:text-properties style:text-line-through-style="none" style:text-line-through-type="none" style:font-name="Ubuntu3" fo:font-size="12pt" fo:font-style="normal" style:text-underline-style="none" style:font-size-asian="12pt" style:font-style-asian="normal" style:font-size-complex="12pt" style:font-style-complex="normal"/>
    </style:style>
    <style:style style:name="T323" style:family="text">
      <style:text-properties style:text-line-through-style="none" style:text-line-through-type="none" style:font-name="Ubuntu3" fo:font-size="12pt" fo:font-style="normal" style:text-underline-style="none" officeooo:rsid="043856b7" style:font-size-asian="12pt" style:font-style-asian="normal" style:font-size-complex="12pt" style:language-complex="nl" style:country-complex="NL" style:font-style-complex="normal"/>
    </style:style>
    <style:style style:name="T324" style:family="text">
      <style:text-properties style:text-line-through-style="none" style:text-line-through-type="none" style:font-name="Ubuntu3" fo:font-size="12pt" fo:font-style="normal" style:text-underline-style="none" officeooo:rsid="03fa25f7" style:font-size-asian="12pt" style:font-style-asian="normal" style:font-size-complex="12pt" style:language-complex="nl" style:country-complex="NL" style:font-style-complex="normal"/>
    </style:style>
    <style:style style:name="T325" style:family="text">
      <style:text-properties style:text-line-through-style="none" style:text-line-through-type="none" style:font-name="Ubuntu3" fo:font-size="12pt" fo:font-style="normal" style:text-underline-style="none" style:font-name-asian="DejaVu Sans1" style:font-size-asian="12pt" style:font-style-asian="normal" style:font-size-complex="12pt" style:font-style-complex="normal"/>
    </style:style>
    <style:style style:name="T326" style:family="text">
      <style:text-properties style:text-line-through-style="none" style:text-line-through-type="none" style:font-name="Ubuntu3" fo:font-size="12pt" fo:font-style="normal" style:text-underline-style="none" officeooo:rsid="00ed8888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27" style:family="text">
      <style:text-properties style:text-line-through-style="none" style:text-line-through-type="none" style:font-name="Ubuntu3" fo:font-size="12pt" fo:font-style="normal" style:text-underline-style="none" officeooo:rsid="02b5f127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28" style:family="text">
      <style:text-properties style:text-line-through-style="none" style:text-line-through-type="none" style:font-name="Ubuntu3" fo:font-size="12pt" fo:font-style="normal" style:text-underline-style="none" officeooo:rsid="00bddfbe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29" style:family="text">
      <style:text-properties style:text-line-through-style="none" style:text-line-through-type="none" style:font-name="Ubuntu3" fo:font-size="12pt" fo:font-style="normal" style:text-underline-style="none" officeooo:rsid="03a6027f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0" style:family="text">
      <style:text-properties style:text-line-through-style="none" style:text-line-through-type="none" style:font-name="Ubuntu3" fo:font-size="12pt" fo:font-style="normal" style:text-underline-style="none" officeooo:rsid="030c36b7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1" style:family="text">
      <style:text-properties style:text-line-through-style="none" style:text-line-through-type="none" style:font-name="Ubuntu3" fo:font-size="12pt" fo:font-style="normal" style:text-underline-style="none" officeooo:rsid="013c1ad4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2" style:family="text">
      <style:text-properties style:text-line-through-style="none" style:text-line-through-type="none" style:font-name="Ubuntu3" fo:font-size="12pt" fo:font-style="normal" style:text-underline-style="none" officeooo:rsid="003afc1c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3" style:family="text">
      <style:text-properties style:text-line-through-style="none" style:text-line-through-type="none" style:font-name="Ubuntu3" fo:font-size="12pt" fo:font-style="normal" style:text-underline-style="none" officeooo:rsid="03a6a1c8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4" style:family="text">
      <style:text-properties style:text-line-through-style="none" style:text-line-through-type="none" style:font-name="Ubuntu3" fo:font-size="12pt" fo:font-style="normal" style:text-underline-style="none" officeooo:rsid="00388549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5" style:family="text">
      <style:text-properties style:text-line-through-style="none" style:text-line-through-type="none" style:font-name="Ubuntu3" fo:font-size="12pt" fo:font-style="normal" style:text-underline-style="none" officeooo:rsid="00369e7c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6" style:family="text">
      <style:text-properties style:text-line-through-style="none" style:text-line-through-type="none" style:font-name="Ubuntu3" fo:font-size="12pt" fo:font-style="normal" style:text-underline-style="none" officeooo:rsid="009aa339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7" style:family="text">
      <style:text-properties style:text-line-through-style="none" style:text-line-through-type="none" style:font-name="Ubuntu3" fo:font-size="12pt" fo:font-style="normal" style:text-underline-style="none" officeooo:rsid="0338bed0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8" style:family="text">
      <style:text-properties style:text-line-through-style="none" style:text-line-through-type="none" style:font-name="Ubuntu3" fo:font-size="12pt" fo:font-style="normal" style:text-underline-style="none" officeooo:rsid="033c3042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39" style:family="text">
      <style:text-properties style:text-line-through-style="none" style:text-line-through-type="none" style:font-name="Ubuntu3" fo:font-size="12pt" fo:font-style="normal" style:text-underline-style="none" officeooo:rsid="00ed8888" fo:background-color="transparent" loext:char-shading-value="0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0" style:family="text">
      <style:text-properties style:text-line-through-style="none" style:text-line-through-type="none" style:font-name="Ubuntu3" fo:font-size="12pt" fo:font-style="normal" style:text-underline-style="none" officeooo:rsid="02b5f127" fo:background-color="transparent" loext:char-shading-value="0" style:font-name-asian="DejaVu Sans1" style:font-size-asian="12pt" style:font-style-asian="normal" style:font-name-complex="Bitstream Vera Sans" style:font-size-complex="12pt" style:language-complex="nl" style:country-complex="NL" style:font-style-complex="normal"/>
    </style:style>
    <style:style style:name="T341" style:family="text">
      <style:text-properties style:text-line-through-style="none" style:text-line-through-type="none" style:font-name="Ubuntu3" fo:font-size="12pt" fo:font-style="normal" style:text-underline-style="none" fo:font-weight="normal" officeooo:rsid="0157197e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42" style:family="text">
      <style:text-properties style:text-line-through-style="none" style:text-line-through-type="none" style:font-name="Ubuntu3" fo:font-size="12pt" fo:font-style="normal" style:text-underline-style="none" fo:font-weight="normal" officeooo:rsid="014d1b87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43" style:family="text">
      <style:text-properties style:text-line-through-style="none" style:text-line-through-type="none" style:font-name="Ubuntu3" fo:font-size="12pt" fo:font-style="normal" style:text-underline-style="none" fo:font-weight="normal" officeooo:rsid="0154e886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44" style:family="text">
      <style:text-properties style:text-line-through-style="none" style:text-line-through-type="none" style:font-name="Ubuntu3" fo:font-size="12pt" fo:font-style="normal" style:text-underline-style="none" fo:font-weight="normal" officeooo:rsid="037938d5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5" style:family="text">
      <style:text-properties style:text-line-through-style="none" style:text-line-through-type="none" style:font-name="Ubuntu3" fo:font-size="12pt" fo:font-style="normal" style:text-underline-style="none" fo:font-weight="normal" officeooo:rsid="037938d5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46" style:family="text">
      <style:text-properties style:text-line-through-style="none" style:text-line-through-type="none" style:font-name="Ubuntu3" fo:font-size="12pt" fo:font-style="normal" style:text-underline-style="none" fo:font-weight="normal" officeooo:rsid="03b30bf1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347" style:family="text">
      <style:text-properties style:text-line-through-style="none" style:text-line-through-type="none" style:font-name="Ubuntu3" fo:font-size="12pt" fo:font-style="normal" style:text-underline-style="none" fo:font-weight="normal" officeooo:rsid="03ca04a6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348" style:family="text">
      <style:text-properties style:text-line-through-style="none" style:text-line-through-type="none" style:font-name="Ubuntu3" fo:font-size="12pt" fo:font-style="normal" style:text-underline-style="none" fo:font-weight="normal" officeooo:rsid="03c19ce1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none" fo:border-bottom="0.06pt solid #000000" style:shadow="none"/>
    </style:style>
    <style:style style:name="T349" style:family="text">
      <style:text-properties style:text-line-through-style="none" style:text-line-through-type="none" style:font-name="Ubuntu3" fo:font-size="12pt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50" style:family="text">
      <style:text-properties style:text-line-through-style="none" style:text-line-through-type="none" style:font-name="Ubuntu3" fo:font-size="12pt" fo:font-style="normal" officeooo:rsid="040e2b2e" style:font-size-asian="12pt" style:font-style-asian="normal" style:font-size-complex="12pt" style:language-complex="nl" style:country-complex="NL" style:font-style-complex="normal"/>
    </style:style>
    <style:style style:name="T351" style:family="text">
      <style:text-properties style:text-line-through-style="none" style:text-line-through-type="none" style:font-name="Ubuntu3" fo:font-size="12pt" fo:font-style="normal" style:text-underline-style="solid" style:text-underline-width="auto" style:text-underline-color="font-color" fo:font-weight="normal" officeooo:rsid="0157197e" style:font-name-asian="DejaVu Sans1" style:font-size-asian="12pt" style:font-style-asian="normal" style:font-weight-asian="normal" style:font-name-complex="Bitstream Vera Sans" style:font-size-complex="12pt" style:language-complex="nl" style:country-complex="NL" style:font-style-complex="normal" style:font-weight-complex="normal" fo:padding="0.049cm" fo:border-left="0.06pt solid #000000" fo:border-right="0.06pt solid #000000" fo:border-top="0.06pt solid #000000" fo:border-bottom="none" style:shadow="none"/>
    </style:style>
    <style:style style:name="T352" style:family="text">
      <style:text-properties style:text-line-through-style="none" style:text-line-through-type="none" style:font-name="Ubuntu3" fo:font-size="12pt" officeooo:rsid="009aa339" style:font-name-asian="DejaVu Sans1" style:font-size-asian="12pt" style:font-size-complex="12pt" style:language-complex="nl" style:country-complex="NL"/>
    </style:style>
    <style:style style:name="T353" style:family="text">
      <style:text-properties style:text-line-through-style="none" style:text-line-through-type="none" style:font-name="Ubuntu3" fo:font-size="12pt" officeooo:rsid="0338bed0" style:font-name-asian="DejaVu Sans1" style:font-size-asian="12pt" style:font-size-complex="12pt" style:language-complex="nl" style:country-complex="NL"/>
    </style:style>
    <style:style style:name="T354" style:family="text">
      <style:text-properties style:text-line-through-style="none" style:text-line-through-type="none" fo:font-size="10pt" fo:language="nl" fo:country="NL" fo:font-style="normal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5" style:family="text">
      <style:text-properties style:text-line-through-style="none" style:text-line-through-type="none" fo:font-size="10pt" fo:language="nl" fo:country="NL" fo:font-style="normal" fo:font-weight="normal" officeooo:rsid="03546cc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6" style:family="text">
      <style:text-properties style:text-line-through-style="none" style:text-line-through-type="none" fo:font-size="12pt" officeooo:rsid="00bddfbe" style:font-name-asian="DejaVu Sans1" style:font-size-asian="12pt" style:font-size-complex="12pt" style:language-complex="nl" style:country-complex="NL"/>
    </style:style>
    <style:style style:name="T357" style:family="text">
      <style:text-properties style:text-line-through-style="none" style:text-line-through-type="none" fo:font-size="12pt" officeooo:rsid="0305bcbd" style:font-name-asian="DejaVu Sans1" style:font-size-asian="12pt" style:font-size-complex="12pt" style:language-complex="nl" style:country-complex="NL"/>
    </style:style>
    <style:style style:name="T358" style:family="text">
      <style:text-properties style:text-line-through-style="none" style:text-line-through-type="none" fo:font-size="12pt" officeooo:rsid="00ed8888" style:font-name-asian="DejaVu Sans1" style:font-size-asian="12pt" style:font-size-complex="12pt" style:language-complex="nl" style:country-complex="NL"/>
    </style:style>
    <style:style style:name="T359" style:family="text">
      <style:text-properties style:text-line-through-style="none" style:text-line-through-type="none" fo:font-size="12pt" officeooo:rsid="030657e5" style:font-name-asian="DejaVu Sans1" style:font-size-asian="12pt" style:font-size-complex="12pt" style:language-complex="nl" style:country-complex="NL"/>
    </style:style>
    <style:style style:name="T360" style:family="text">
      <style:text-properties style:text-line-through-style="none" style:text-line-through-type="none" fo:font-size="12pt" officeooo:rsid="00df737b" style:font-name-asian="DejaVu Sans1" style:font-size-asian="12pt" style:font-size-complex="12pt" style:language-complex="nl" style:country-complex="NL"/>
    </style:style>
    <style:style style:name="T361" style:family="text">
      <style:text-properties style:text-line-through-style="none" style:text-line-through-type="none" fo:font-size="12pt" officeooo:rsid="00321d4c" style:font-name-asian="DejaVu Sans1" style:font-size-asian="12pt" style:font-size-complex="12pt" style:language-complex="nl" style:country-complex="NL"/>
    </style:style>
    <style:style style:name="T362" style:family="text">
      <style:text-properties style:text-line-through-style="none" style:text-line-through-type="none" fo:font-size="12pt" officeooo:rsid="003afc1c" style:font-name-asian="DejaVu Sans1" style:font-size-asian="12pt" style:font-size-complex="12pt" style:language-complex="nl" style:country-complex="NL"/>
    </style:style>
    <style:style style:name="T363" style:family="text">
      <style:text-properties style:text-line-through-style="none" style:text-line-through-type="none" fo:font-size="12pt" officeooo:rsid="004c007f" style:font-name-asian="DejaVu Sans1" style:font-size-asian="12pt" style:font-size-complex="12pt" style:language-complex="nl" style:country-complex="NL"/>
    </style:style>
    <style:style style:name="T364" style:family="text">
      <style:text-properties style:text-line-through-style="none" style:text-line-through-type="none" fo:font-size="12pt" officeooo:rsid="00369e7c" style:font-name-asian="DejaVu Sans1" style:font-size-asian="12pt" style:font-size-complex="12pt" style:language-complex="nl" style:country-complex="NL"/>
    </style:style>
    <style:style style:name="T365" style:family="text">
      <style:text-properties style:text-line-through-style="none" style:text-line-through-type="none" fo:font-size="12pt" officeooo:rsid="00388549" style:font-name-asian="DejaVu Sans1" style:font-size-asian="12pt" style:font-size-complex="12pt" style:language-complex="nl" style:country-complex="NL"/>
    </style:style>
    <style:style style:name="T366" style:family="text">
      <style:text-properties style:text-line-through-style="none" style:text-line-through-type="none" fo:font-size="12pt" officeooo:rsid="02b5f127" style:font-name-asian="DejaVu Sans1" style:font-size-asian="12pt" style:font-size-complex="12pt" style:language-complex="nl" style:country-complex="NL"/>
    </style:style>
    <style:style style:name="T367" style:family="text">
      <style:text-properties style:text-line-through-style="none" style:text-line-through-type="none" fo:font-size="12pt" officeooo:rsid="013c1ad4" style:font-name-asian="DejaVu Sans1" style:font-size-asian="12pt" style:font-size-complex="12pt" style:language-complex="nl" style:country-complex="NL"/>
    </style:style>
    <style:style style:name="T368" style:family="text">
      <style:text-properties style:text-line-through-style="none" style:text-line-through-type="none" fo:font-size="12pt" officeooo:rsid="0339e670" style:font-name-asian="DejaVu Sans1" style:font-size-asian="12pt" style:font-size-complex="12pt" style:language-complex="nl" style:country-complex="NL"/>
    </style:style>
    <style:style style:name="T369" style:family="text">
      <style:text-properties style:text-line-through-style="none" style:text-line-through-type="none" fo:font-size="12pt" officeooo:rsid="035578bf" style:font-name-asian="DejaVu Sans1" style:font-size-asian="12pt" style:font-size-complex="12pt" style:language-complex="nl" style:country-complex="NL"/>
    </style:style>
    <style:style style:name="T370" style:family="text">
      <style:text-properties style:text-line-through-style="none" style:text-line-through-type="none" officeooo:rsid="00fb8ff6" style:font-size-asian="12pt" style:font-size-complex="12pt" style:language-complex="nl" style:country-complex="NL"/>
    </style:style>
    <style:style style:name="T371" style:family="text">
      <style:text-properties style:text-line-through-style="none" style:text-line-through-type="none" officeooo:rsid="00ed8888" style:font-size-asian="12pt" style:font-size-complex="12pt" style:language-complex="nl" style:country-complex="NL"/>
    </style:style>
    <style:style style:name="T372" style:family="text">
      <style:text-properties style:text-line-through-style="none" style:text-line-through-type="none" officeooo:rsid="00369e7c" style:font-size-asian="12pt" style:font-size-complex="12pt" style:language-complex="nl" style:country-complex="NL"/>
    </style:style>
    <style:style style:name="T373" style:family="text">
      <style:text-properties style:text-line-through-style="none" style:text-line-through-type="none" officeooo:rsid="035578bf" style:font-name-asian="DejaVu Sans1" style:font-size-asian="12pt" style:font-size-complex="12pt" style:language-complex="nl" style:country-complex="NL"/>
    </style:style>
    <style:style style:name="T374" style:family="text">
      <style:text-properties style:text-line-through-style="none" style:text-line-through-type="none" fo:font-style="normal" officeooo:rsid="00ed8888" style:font-size-asian="12pt" style:font-style-asian="normal" style:font-size-complex="12pt" style:language-complex="nl" style:country-complex="NL" style:font-style-complex="normal"/>
    </style:style>
    <style:style style:name="T375" style:family="text">
      <style:text-properties style:text-line-through-style="none" style:text-line-through-type="none" fo:font-style="normal" officeooo:rsid="00fb8ff6" style:font-size-asian="12pt" style:font-style-asian="normal" style:font-size-complex="12pt" style:language-complex="nl" style:country-complex="NL" style:font-style-complex="normal"/>
    </style:style>
    <style:style style:name="T376" style:family="text">
      <style:text-properties style:text-line-through-style="none" style:text-line-through-type="none" fo:font-style="normal" officeooo:rsid="00369e7c" style:font-size-asian="12pt" style:font-style-asian="normal" style:font-size-complex="12pt" style:language-complex="nl" style:country-complex="NL" style:font-style-complex="normal"/>
    </style:style>
    <style:style style:name="T377" style:family="text">
      <style:text-properties style:text-line-through-style="none" style:text-line-through-type="none" fo:font-style="normal" officeooo:rsid="040e2b2e" style:font-size-asian="12pt" style:font-style-asian="normal" style:font-size-complex="12pt" style:language-complex="nl" style:country-complex="NL" style:font-style-complex="normal"/>
    </style:style>
    <style:style style:name="T378" style:family="text">
      <style:text-properties style:text-line-through-style="none" style:text-line-through-type="none" fo:font-style="normal" officeooo:rsid="040f92e4" style:font-size-asian="12pt" style:font-style-asian="normal" style:font-size-complex="12pt" style:language-complex="nl" style:country-complex="NL" style:font-style-complex="normal"/>
    </style:style>
    <style:style style:name="T379" style:family="text">
      <style:text-properties style:text-line-through-style="none" style:text-line-through-type="none" fo:font-style="normal" style:text-underline-style="none" officeooo:rsid="0338bed0" style:font-name-asian="DejaVu Sans1" style:font-size-asian="10.5pt" style:font-style-asian="normal" style:font-name-complex="Bitstream Vera Sans" style:font-size-complex="10.5pt" style:language-complex="nl" style:country-complex="NL" style:font-style-complex="normal"/>
    </style:style>
    <style:style style:name="T380" style:family="text">
      <style:text-properties fo:color="#80808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fo:font-size="10pt" officeooo:rsid="0353e06e" style:font-size-asian="10pt" style:font-size-complex="10pt"/>
    </style:style>
    <style:style style:name="T382" style:family="text">
      <style:text-properties officeooo:rsid="01aca6c8"/>
    </style:style>
    <style:style style:name="T383" style:family="text">
      <style:text-properties style:use-window-font-color="true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84" style:family="text">
      <style:text-properties fo:font-size="12pt" style:font-size-asian="12pt" style:font-size-complex="12pt"/>
    </style:style>
    <style:style style:name="T385" style:family="text">
      <style:text-properties fo:font-size="12pt" officeooo:rsid="0154e886" style:font-size-asian="12pt" style:font-size-complex="12pt"/>
    </style:style>
    <style:style style:name="T386" style:family="text">
      <style:text-properties fo:font-size="12pt" officeooo:rsid="02eddb5a" style:font-size-asian="12pt" style:font-size-complex="12pt"/>
    </style:style>
    <style:style style:name="T387" style:family="text">
      <style:text-properties officeooo:rsid="0380072b"/>
    </style:style>
    <style:style style:name="T388" style:family="text">
      <style:text-properties officeooo:rsid="0388f403"/>
    </style:style>
    <style:style style:name="T389" style:family="text">
      <style:text-properties officeooo:rsid="0389d7ec"/>
    </style:style>
    <style:style style:name="T390" style:family="text">
      <style:text-properties officeooo:rsid="038f6ce1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space-before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886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384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635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81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4.445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5.08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71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6.3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985cm" text:min-label-width="0.635cm"/>
      </text:list-level-style-number>
    </text:list-style>
    <text:list-style style:name="L4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251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6" form:id="control6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26" form:id="control26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31" form:id="control31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33" form:id="control33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34" form:id="control34" form:label="Keuzevak" form:tab-index="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kstvak 2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kstvak 2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Strong_20_Emphasis"><text:span text:style-name="T237">C</text:span></text:span><text:span text:style-name="Strong_20_Emphasis"><text:span text:style-name="T224">hecklist voor </text:span></text:span><text:span text:style-name="Strong_20_Emphasis"><text:span text:style-name="T225">het</text:span></text:span><text:span text:style-name="Strong_20_Emphasis"><text:span text:style-name="T224"> install</text:span></text:span><text:span text:style-name="Strong_20_Emphasis"><text:span text:style-name="T225">eren</text:span></text:span><text:span text:style-name="Strong_20_Emphasis"><text:span text:style-name="T224"> van </text:span></text:span><text:reference-mark-start text:name="Versie"/><text:span text:style-name="Strong_20_Emphasis"><text:span text:style-name="T234">Linux Mi</text:span></text:span><text:span text:style-name="Strong_20_Emphasis"><text:span text:style-name="T233">nt 17.1</text:span></text:span><text:reference-mark-end text:name="Versie"/><text:span text:style-name="Strong_20_Emphasis"><text:span text:style-name="T226"><text:note text:id="ftn1" text:note-class="footnote"><text:note-citation>1</text:note-citation><text:note-body><text:p text:style-name="P26">Codenaam: Rebecca.<text:line-break/>Gebaseerd op Ubuntu 14.04 LTS (<text:span text:style-name="T387">Trusty Tahr</text:span>).<text:line-break/>LTS = Long-Term Support; langetermijnondersteuning, wordt vanaf uitgave vijf jaar ondersteund.</text:p></text:note-body></text:note></text:span></text:span><text:span text:style-name="Strong_20_Emphasis"><text:span text:style-name="T226"> </text:span></text:span><text:reference-mark-start text:name="Desktopomgeving"/><text:span text:style-name="Strong_20_Emphasis"><text:span text:style-name="T238">Cinnamon</text:span></text:span><text:reference-mark-end text:name="Desktopomgeving"/><text:span text:style-name="Strong_20_Emphasis"><text:span text:style-name="T226"> </text:span></text:span><text:reference-mark-start text:name="Editie"/><text:span text:style-name="Strong_20_Emphasis"><text:span text:style-name="T239">d</text:span></text:span><text:span text:style-name="Strong_20_Emphasis"><text:span text:style-name="T238">esktop</text:span></text:span><text:reference-mark-end text:name="Editie"/><text:span text:style-name="Strong_20_Emphasis"><text:span text:style-name="T238"> </text:span></text:span><text:reference-mark-start text:name="Bitbreedtes"/><text:span text:style-name="Strong_20_Emphasis"><text:span text:style-name="T227">64-bit of 32-bit</text:span></text:span><text:reference-mark-end text:name="Bitbreedtes"/><text:span text:style-name="Strong_20_Emphasis"><text:span text:style-name="T228"> </text:span></text:span><text:span text:style-name="Strong_20_Emphasis"><text:span text:style-name="T237">algemeen.</text:span></text:span></text:p>
      <text:p text:style-name="P8"/>
      <text:p text:style-name="P11"><text:span text:style-name="T295">Gebruik </text:span><text:span text:style-name="T297">ook</text:span><text:span text:style-name="T295"> </text:span><text:span text:style-name="T291">C</text:span><text:span text:style-name="T290">hecklist </text:span><text:span text:style-name="T292">i</text:span><text:span text:style-name="T290">nstall</text:span><text:span text:style-name="T293">atie</text:span><text:span text:style-name="T290"> </text:span><text:span text:style-name="T290"><text:reference-ref text:reference-format="text" text:ref-name="Versie">Linux Mint 17.1</text:reference-ref></text:span><text:span text:style-name="T290"> </text:span><text:span text:style-name="T290"><text:reference-ref text:reference-format="text" text:ref-name="Editie">desktop</text:reference-ref></text:span><text:span text:style-name="T293"> </text:span><text:span text:style-name="T19">&lt;</text:span><text:span text:style-name="T20">c</text:span><text:span text:style-name="T19">omputernaam&gt;</text:span></text:p>
      <text:p text:style-name="P7"/>
      <text:p text:style-name="P17"><text:span text:style-name="T38">Kijk op</text:span><text:span text:style-name="T224"> </text:span><text:a xlink:type="simple" xlink:href="http://karelzimmer.nl/" text:style-name="Internet_20_link" text:visited-style-name="Visited_20_Internet_20_Link"><text:span text:style-name="Internet_20_link"><text:span text:style-name="T7">karelzimmer.nl</text:span></text:span></text:a><text:span text:style-name="T224"> voor </text:span><text:span text:style-name="T39">downloads </text:span><text:span text:style-name="T40">en </text:span><text:span text:style-name="T41">onder</text:span><text:span text:style-name="T40"> </text:span><text:a xlink:type="simple" xlink:href="http://karelzimmer.nl/site/linux.html" text:style-name="Internet_20_link" text:visited-style-name="Visited_20_Internet_20_Link"><text:span text:style-name="Internet_20_link"><text:span text:style-name="T304">Linux</text:span></text:span></text:a><text:span text:style-name="T40"> voor</text:span><text:span text:style-name="T39"> </text:span><text:span text:style-name="T38">checklists </text:span><text:span text:style-name="T42">en</text:span><text:span text:style-name="T38"> scripts.</text:span></text:p>
      <text:p text:style-name="P13"/>
      <text:p text:style-name="P13"/>
      <text:p text:style-name="P5"><text:span text:style-name="Definition"><text:span text:style-name="T9">&lt;opstartmenu&gt;</text:span></text:span><text:span text:style-name="Definition"><text:span text:style-name="T224"><text:tab/><text:tab/><text:tab/></text:span></text:span><text:span text:style-name="Definition"><text:span text:style-name="T224"><draw:control text:anchor-type="as-char" svg:y="-0.429cm" draw:z-index="36" draw:style-name="gr2" draw:text-style-name="P82" svg:width="6.25cm" svg:height="0.6cm" draw:control="control37"/></text:span></text:span><text:span text:style-name="Definition"><text:span text:style-name="T224"><text:tab/></text:span></text:span><text:span text:style-name="Definition"><text:span text:style-name="T229">(</text:span></text:span><text:span text:style-name="T224">toets </text:span><text:span text:style-name="T232">v</text:span><text:span text:style-name="T224">o</text:span><text:span text:style-name="T232">or</text:span><text:span text:style-name="T224"> opstartmedium</text:span><text:span text:style-name="T229">)</text:span></text:p>
      <text:p text:style-name="P6"><text:span text:style-name="Definition"><text:span text:style-name="T9">&lt;instellingen&gt;</text:span></text:span><text:span text:style-name="T224"><text:tab/></text:span><text:span text:style-name="T380"> <text:tab/><text:tab/></text:span><text:span text:style-name="T380"><draw:control text:anchor-type="as-char" svg:y="-0.429cm" draw:z-index="37" draw:style-name="gr2" draw:text-style-name="P82" svg:width="6.25cm" svg:height="0.6cm" draw:control="control38"/></text:span><text:span text:style-name="Definition"><text:span text:style-name="T224"><text:tab/></text:span></text:span><text:span text:style-name="Definition"><text:span text:style-name="T229">(</text:span></text:span><text:span text:style-name="T224">toets </text:span><text:span text:style-name="T232">voor</text:span><text:span text:style-name="T224"> BIOS</text:span><text:span text:style-name="T224"><text:note text:id="ftn2" text:note-class="footnote"><text:note-citation>2</text:note-citation><text:note-body><text:p text:style-name="P21">Basic Input Output System <text:line-break/>(set basisinstructies voor de communicatie tussen het besturingssysteem en de hardware)</text:p></text:note-body></text:note></text:span><text:span text:style-name="T224">/</text:span><text:span text:style-name="T236">(</text:span><text:span text:style-name="T230">U</text:span><text:span text:style-name="T236">)</text:span><text:span text:style-name="T230">EFI</text:span><text:span text:style-name="T230"><text:note text:id="ftn3" text:note-class="footnote"><text:note-citation>3</text:note-citation><text:note-body><text:p text:style-name="P22"><text:span text:style-name="T389">(</text:span>Unified<text:span text:style-name="T389">)</text:span> Extensible Firmware Interface<text:line-break/>(software-interface tussen het besturingssysteem en de hardware<text:span text:style-name="T388">)</text:span></text:p></text:note-body></text:note></text:span><text:span text:style-name="T244">)</text:span></text:p>
      <text:p text:style-name="P6"><text:span text:style-name="Definition"><text:span text:style-name="T9">&lt;gebruiker&gt;</text:span></text:span><text:span text:style-name="Definition"><text:span text:style-name="T8"><text:tab/><text:tab/></text:span></text:span><text:span text:style-name="Definition"><text:span text:style-name="T380"> <text:tab/><text:tab/></text:span></text:span><text:span text:style-name="Definition"><text:span text:style-name="T380"><draw:control text:anchor-type="as-char" svg:y="-0.429cm" draw:z-index="38" draw:style-name="gr2" draw:text-style-name="P82" svg:width="6.25cm" svg:height="0.6cm" draw:control="control39"/></text:span></text:span><text:span text:style-name="Definition"><text:span text:style-name="T224"><text:tab/></text:span></text:span><text:span text:style-name="Definition"><text:span text:style-name="T229">(</text:span></text:span><text:span text:style-name="T224">volledige naam, b</text:span><text:span text:style-name="T231">ij</text:span><text:span text:style-name="T224">v. </text:span><text:span text:style-name="User_20_Entry"><text:span text:style-name="T242">Jan Hek</text:span></text:span><text:span text:style-name="User_20_Entry"><text:span text:style-name="T243">)</text:span></text:span></text:p>
      <text:p text:style-name="P6"><text:span text:style-name="Definition"><text:span text:style-name="T3">&lt;computernaam&gt;<text:tab/></text:span></text:span><text:span text:style-name="Definition"><text:span text:style-name="T224"><text:tab/></text:span></text:span><text:span text:style-name="Definition"><text:span text:style-name="T224"><draw:control text:anchor-type="as-char" svg:y="-0.429cm" draw:z-index="39" draw:style-name="gr2" draw:text-style-name="P82" svg:width="6.25cm" svg:height="0.6cm" draw:control="control40"/></text:span></text:span><text:span text:style-name="Definition"><text:span text:style-name="T224"><text:tab/></text:span></text:span><text:span text:style-name="Definition"><text:span text:style-name="T229">(</text:span></text:span><text:span text:style-name="Definition"><text:span text:style-name="T235">unieke </text:span></text:span><text:span text:style-name="Definition"><text:span text:style-name="T224">naam van de computer</text:span></text:span><text:span text:style-name="Definition"><text:span text:style-name="T229">)</text:span></text:span></text:p>
      <text:p text:style-name="P6"><text:span text:style-name="Definition"><text:span text:style-name="T9">&lt;gebruikersnaam&gt;<text:tab/></text:span></text:span><text:span text:style-name="Definition"><text:span text:style-name="T9"><draw:control text:anchor-type="as-char" svg:y="-0.429cm" draw:z-index="40" draw:style-name="gr2" draw:text-style-name="P82" svg:width="6.25cm" svg:height="0.6cm" draw:control="control41"/></text:span></text:span><text:span text:style-name="Definition"><text:span text:style-name="T224"><text:tab/></text:span></text:span><text:span text:style-name="Definition"><text:span text:style-name="T229">(</text:span></text:span><text:span text:style-name="T224">korte naam, bijv. </text:span><text:span text:style-name="User_20_Entry"><text:span text:style-name="T242">jan</text:span></text:span><text:span text:style-name="User_20_Entry"><text:span text:style-name="T243">)</text:span></text:span></text:p>
      <text:p text:style-name="P6"><text:span text:style-name="Definition"><text:span text:style-name="T4">&lt;aanmeldfoto&gt;<text:tab/><text:tab/><text:tab/></text:span></text:span><text:span text:style-name="Definition"><text:span text:style-name="T4"><draw:control text:anchor-type="as-char" svg:y="-0.429cm" draw:z-index="41" draw:style-name="gr2" draw:text-style-name="P82" svg:width="6.25cm" svg:height="0.6cm" draw:control="control42"/></text:span></text:span><text:span text:style-name="Definition"><text:span text:style-name="T240"><text:tab/></text:span></text:span><text:span text:style-name="Definition"><text:span text:style-name="T241">(</text:span></text:span><text:span text:style-name="T247">foto</text:span><text:span text:style-name="T246"> naast de gebruiker</text:span><text:span text:style-name="T248">)</text:span></text:p>
      <text:p text:style-name="P3"><text:span text:style-name="Definition"><text:span text:style-name="T288"/></text:span></text:p>
      <text:p text:style-name="P2"/>
      <text:list xml:id="list5492230744289497820" text:style-name="L1">
        <text:list-item>
          <text:p text:style-name="P28"><text:span text:style-name="T384">Installatie voorbereiden </text:span><text:span text:style-name="Emphasis"><text:span text:style-name="T11">als op Linux anders zie Checklist </text:span></text:span><text:span text:style-name="Emphasis"><text:span text:style-name="T12">m</text:span></text:span><text:span text:style-name="Emphasis"><text:span text:style-name="T11">igratie</text:span></text:span></text:p>
        </text:list-item>
      </text:list>
      <text:list xml:id="list4301878968610189815" text:style-name="L2">
        <text:list-item>
          <text:list>
            <text:list-header>
              <text:p text:style-name="P59"><text:span text:style-name="Strong_20_Emphasis"><text:span text:style-name="T249"/></text:span></text:p>
            </text:list-header>
            <text:list-item>
              <text:p text:style-name="P60"><text:span text:style-name="T43"><draw:control text:anchor-type="as-char" draw:z-index="0" draw:style-name="gr1" draw:text-style-name="P81" svg:width="0.35cm" svg:height="0.35cm" draw:control="control1"/></text:span><text:span text:style-name="T43"><text:tab/></text:span><text:span text:style-name="T10">Aanmelden als </text:span><text:span text:style-name="Definition"><text:span text:style-name="T10">&lt;gebruiker&gt;</text:span></text:span><text:span text:style-name="T10"> </text:span><text:span text:style-name="T13">of Beheerder (beheerdersrechten nodig).</text:span></text:p>
              <text:p text:style-name="P78"/>
            </text:list-item>
            <text:list-item>
              <text:p text:style-name="P76"><text:span text:style-name="Strong_20_Emphasis"><text:span text:style-name="T43"><draw:control text:anchor-type="as-char" draw:z-index="1" draw:style-name="gr1" draw:text-style-name="P81" svg:width="0.35cm" svg:height="0.35cm" draw:control="control2"/></text:span></text:span><text:span text:style-name="Strong_20_Emphasis"><text:span text:style-name="T43"><text:tab/></text:span></text:span><text:span text:style-name="Strong_20_Emphasis"><text:span text:style-name="T262">V</text:span></text:span><text:span text:style-name="Strong_20_Emphasis"><text:span text:style-name="T263">erzamel </text:span></text:span><text:span text:style-name="Strong_20_Emphasis"><text:span text:style-name="T264">de </text:span></text:span><text:span text:style-name="Strong_20_Emphasis"><text:span text:style-name="T265">toegevoegde pakketbronnen en </text:span></text:span><text:span text:style-name="Strong_20_Emphasis"><text:span text:style-name="T266">geïnstalleerde</text:span></text:span><text:span text:style-name="Strong_20_Emphasis"><text:span text:style-name="T263"> software,<text:line-break/><text:tab/><text:tab/></text:span></text:span><text:span text:style-name="Strong_20_Emphasis"><text:span text:style-name="T267">en maak een </text:span></text:span><text:span text:style-name="Strong_20_Emphasis"><text:span text:style-name="T268">back-up </text:span></text:span><text:span text:style-name="Strong_20_Emphasis"><text:span text:style-name="T269">vi</text:span></text:span><text:span text:style-name="Strong_20_Emphasis"><text:span text:style-name="T270">a</text:span></text:span><text:span text:style-name="Strong_20_Emphasis"><text:span text:style-name="T269"> het Terminalvenster.<text:line-break/><text:tab/><text:tab/></text:span></text:span><text:span text:style-name="Strong_20_Emphasis"><text:span text:style-name="T272">K</text:span></text:span><text:span text:style-name="Strong_20_Emphasis"><text:span text:style-name="T262">lik </text:span></text:span><text:span text:style-name="Strong_20_Emphasis"><text:span text:style-name="T272">linksonder in de balk </text:span></text:span><text:span text:style-name="Strong_20_Emphasis"><text:span text:style-name="T262">op </text:span></text:span><text:span text:style-name="Strong_20_Emphasis"><text:span text:style-name="T273">Terminalvenster</text:span></text:span><text:span text:style-name="T273">.</text:span><text:span text:style-name="T274"><text:line-break/><text:tab/><text:tab/></text:span><text:span text:style-name="Strong_20_Emphasis"><text:span text:style-name="T271">T</text:span></text:span><text:span text:style-name="T274">yp over, of kopieer en plak, gevolgd door [Enter] </text:span><text:span text:style-name="T275">de volgende </text:span><text:span text:style-name="T278">twee<text:line-break/> <text:tab/><text:tab/></text:span><text:span text:style-name="T277">opdracht</text:span><text:span text:style-name="T278">regels</text:span><text:span text:style-name="T276">:<text:line-break/></text:span><text:span text:style-name="T273"><text:line-break/><text:tab/><text:tab/></text:span><text:span text:style-name="User_20_Entry"><text:span text:style-name="T298">wget karelzimmer.nl/s;. s<text:tab/><text:tab/><text:tab/><text:tab/></text:span></text:span><text:span text:style-name="T273"><text:tab/><text:tab/></text:span><text:span text:style-name="T279">(</text:span><text:span text:style-name="T280">scripts </text:span><text:span text:style-name="T281">downloaden</text:span><text:span text:style-name="T279">)</text:span><text:span text:style-name="User_20_Entry"><text:span text:style-name="T298"><text:line-break/><text:line-break/><text:tab/><text:tab/></text:span></text:span><text:span text:style-name="User_20_Entry"><text:span text:style-name="T302">lsinstall<text:tab/></text:span></text:span><text:span text:style-name="User_20_Entry"><text:span text:style-name="T298"><text:tab/><text:tab/><text:tab/><text:tab/><text:tab/><text:tab/><text:tab/><text:tab/><text:tab/><text:tab/></text:span></text:span><text:span text:style-name="T273"><text:tab/><text:tab/></text:span><text:span text:style-name="T279">(of: </text:span><text:span text:style-name="User_20_Entry"><text:span text:style-name="T303">launch</text:span></text:span><text:span text:style-name="T279">, keuze </text:span><text:span text:style-name="User_20_Entry"><text:span text:style-name="T303">1</text:span></text:span><text:span text:style-name="T279">)</text:span></text:p>
              <text:p text:style-name="P76"><text:span text:style-name="User_20_Entry"><text:span text:style-name="T282"/></text:span></text:p>
              <text:p text:style-name="P76"><text:span text:style-name="User_20_Entry"><text:span text:style-name="T299"><text:tab/><text:tab/>backup<text:tab/><text:tab/><text:tab/><text:tab/><text:tab/><text:tab/><text:tab/><text:tab/><text:tab/><text:tab/><text:tab/><text:tab/><text:tab/><text:tab/></text:span></text:span><text:span text:style-name="User_20_Entry"><text:span text:style-name="T289">(</text:span></text:span><text:span text:style-name="User_20_Entry">ov</text:span><text:span text:style-name="User_20_Entry">erslaan als </text:span><text:span text:style-name="User_20_Entry"><text:span text:style-name="T187">uitgevoerd met </text:span></text:span><text:span text:style-name="User_20_Entry">launch</text:span><text:span text:style-name="User_20_Entry"><text:span text:style-name="T289">)</text:span></text:span></text:p>
              <text:p text:style-name="P61"><text:span text:style-name="User_20_Entry"><text:span text:style-name="T282"/></text:span></text:p>
              <text:p text:style-name="P61"><text:span text:style-name="User_20_Entry"><text:span text:style-name="T282"><text:tab/><text:tab/></text:span></text:span><text:span text:style-name="T282">Volg de aanwijzingen van </text:span><text:span text:style-name="T283">d</text:span><text:span text:style-name="T282">e script</text:span><text:span text:style-name="T283">s</text:span><text:span text:style-name="T282">.</text:span></text:p>
            </text:list-item>
          </text:list>
        </text:list-item>
        <text:list-item>
          <text:p text:style-name="P56">Besturingssysteem installeren</text:p>
          <text:list>
            <text:list-header>
              <text:p text:style-name="P42"><text:span text:style-name="Strong_20_Emphasis"><text:span text:style-name="T262"/></text:span></text:p>
            </text:list-header>
            <text:list-item>
              <text:p text:style-name="P43"><text:span text:style-name="T43"><draw:control text:anchor-type="as-char" draw:z-index="2" draw:style-name="gr1" draw:text-style-name="P81" svg:width="0.35cm" svg:height="0.35cm" draw:control="control3"/></text:span><text:span text:style-name="T43"><text:tab/></text:span><text:span text:style-name="T282">Start de computer op vanaf </text:span><text:span text:style-name="T284">een</text:span><text:span text:style-name="T282"> </text:span><text:span text:style-name="T282"><text:reference-ref text:reference-format="text" text:ref-name="Versie">Linux Mint 17.1</text:reference-ref></text:span><text:span text:style-name="T181"> </text:span><text:span text:style-name="T181"><text:reference-ref text:reference-format="text" text:ref-name="Desktopomgeving">Cinnamon</text:reference-ref></text:span><text:span text:style-name="T184"> </text:span><text:span text:style-name="T181"><text:reference-ref text:reference-format="text" text:ref-name="Editie">desktop</text:reference-ref></text:span><text:span text:style-name="T181"><text:note text:id="ftn4" text:note-class="footnote"><text:note-citation>1</text:note-citation><text:note-body><text:p text:style-name="P20"><text:span text:style-name="T382">Downloaden vanaf </text:span><text:a xlink:type="simple" xlink:href="http://www.linuxmint.com/download.php" text:style-name="Internet_20_link" text:visited-style-name="Visited_20_Internet_20_Link"><text:span text:style-name="T381">http://www.linuxmint.com/download.php</text:span></text:a><text:span text:style-name="T382">.</text:span></text:p></text:note-body></text:note></text:span><text:span text:style-name="T181"> <text:line-break/><text:tab/><text:tab/></text:span><text:span text:style-name="T181"><text:reference-ref text:reference-format="text" text:ref-name="Bitbreedtes">64-bit of 32-bit</text:reference-ref></text:span><text:span text:style-name="Strong_20_Emphasis"><text:span text:style-name="T17"><text:note text:id="ftn5" text:note-class="footnote"><text:note-citation>2</text:note-citation><text:note-body><text:p text:style-name="P19"><text:span text:style-name="Strong_20_Emphasis"><text:span text:style-name="T22">Controleer </text:span></text:span><text:span text:style-name="Strong_20_Emphasis"><text:span text:style-name="T22"><text:reference-ref text:reference-format="text" text:ref-name="Bitbreedtes">64-bit of 32-bit</text:reference-ref></text:span></text:span><text:span text:style-name="Strong_20_Emphasis"><text:span text:style-name="T22"> hardware via:<text:line-break/>– </text:span></text:span><text:span text:style-name="Strong_20_Emphasis"><text:span text:style-name="T27">Linux:<text:tab/><text:tab/></text:span></text:span><text:span text:style-name="Strong_20_Emphasis"><text:span text:style-name="T26">Terminalvenster: </text:span></text:span><text:span text:style-name="User_20_Entry"><text:span text:style-name="T220">grep -wc lm /proc/cpuinfo</text:span></text:span><text:span text:style-name="User_20_Entry"><text:span text:style-name="T33"><text:line-break/><text:tab/><text:tab/><text:tab/><text:tab/></text:span></text:span><text:span text:style-name="Strong_20_Emphasis"><text:span text:style-name="T22">Uitkomst: </text:span></text:span><text:span text:style-name="User_20_Entry"><text:span text:style-name="T32">0</text:span></text:span><text:span text:style-name="Strong_20_Emphasis"><text:span text:style-name="T22"> = 32-bit, </text:span></text:span><text:span text:style-name="User_20_Entry"><text:span text:style-name="T32">1</text:span></text:span><text:span text:style-name="Strong_20_Emphasis"><text:span text:style-name="T22"> = 64-bit single-core, </text:span></text:span><text:span text:style-name="User_20_Entry"><text:span text:style-name="T32">2</text:span></text:span><text:span text:style-name="Strong_20_Emphasis"><text:span text:style-name="T22"> = 64-bit dual-core, etc.<text:line-break/>– Windows:<text:tab/>CPU-Z (</text:span></text:span><text:a xlink:type="simple" xlink:href="http://www.cpuid.com/" text:style-name="Internet_20_link" text:visited-style-name="Visited_20_Internet_20_Link"><text:span text:style-name="Internet_20_link"><text:span text:style-name="T354">http://www.cpuid.com/</text:span></text:span></text:a><text:span text:style-name="Strong_20_Emphasis"><text:span text:style-name="T22">)<text:line-break/>Of probeer eerst een 64-bit USB-stick </text:span></text:span><text:span text:style-name="Strong_20_Emphasis"><text:span text:style-name="T23">of </text:span></text:span><text:span text:style-name="Strong_20_Emphasis"><text:span text:style-name="T23"><text:reference-ref text:reference-format="text" text:ref-name="CDVD">DVD</text:reference-ref></text:span></text:span><text:span text:style-name="Strong_20_Emphasis"><text:span text:style-name="T22">, als geen 64-bit hardware dan mislukt het opstarten.</text:span></text:span></text:p></text:note-body></text:note></text:span></text:span><text:span text:style-name="T181"> Live</text:span><text:span text:style-name="T181"><text:note text:id="ftn6" text:note-class="footnote"><text:note-citation>3</text:note-citation><text:note-body><text:p text:style-name="P24">Een Live <text:span text:style-name="Strong_20_Emphasis"><text:span text:style-name="T22">USB-stick </text:span></text:span><text:span text:style-name="Strong_20_Emphasis"><text:span text:style-name="T23">of </text:span></text:span><text:span text:style-name="Strong_20_Emphasis"><text:span text:style-name="T23"><text:reference-ref text:reference-format="text" text:ref-name="CDVD">DVD</text:reference-ref></text:span></text:span><text:span text:style-name="T2"> bet</text:span>ekent dat u kunt opstarten vanaf de <text:span text:style-name="Strong_20_Emphasis"><text:span text:style-name="T22">USB-stick </text:span></text:span><text:span text:style-name="Strong_20_Emphasis"><text:span text:style-name="T23">of </text:span></text:span><text:span text:style-name="Strong_20_Emphasis"><text:span text:style-name="T23"><text:reference-ref text:reference-format="text" text:ref-name="CDVD">DVD</text:reference-ref></text:span></text:span> en u met <text:span text:style-name="T390">Linux Mint </text:span>kunt werken zonder deze te installeren.</text:p></text:note-body></text:note></text:span><text:span text:style-name="T181"> USB-stic</text:span><text:span text:style-name="T182">k</text:span><text:span text:style-name="T181"><text:note text:id="ftn7" text:note-class="footnote"><text:note-citation>4</text:note-citation><text:note-body><text:p text:style-name="P25"><text:span text:style-name="Strong_20_Emphasis"><text:span text:style-name="T22">Maak een opstartbare USB-stick aan via </text:span></text:span><text:span text:style-name="Strong_20_Emphasis"><text:span text:style-name="T29">UNetbootin (</text:span></text:span><text:a xlink:type="simple" xlink:href="http://unetbootin.sourceforge.net/" text:style-name="Internet_20_link" text:visited-style-name="Visited_20_Internet_20_Link"><text:span text:style-name="Internet_20_link"><text:span text:style-name="T355">http://unetbootin.sourceforge.net/</text:span></text:span></text:a><text:span text:style-name="Strong_20_Emphasis"><text:span text:style-name="T29">).</text:span></text:span><text:span text:style-name="Strong_20_Emphasis"><text:span text:style-name="T28"> </text:span></text:span><text:span text:style-name="Strong_20_Emphasis"><text:span text:style-name="T25"><text:line-break/></text:span></text:span><text:span text:style-name="Strong_20_Emphasis"><text:span text:style-name="T22">Gebruik als “invoer” een </text:span></text:span><text:span text:style-name="Strong_20_Emphasis"><text:span text:style-name="T22"><text:reference-ref text:reference-format="text" text:ref-name="Versie">Linux Mint 17.1</text:reference-ref></text:span></text:span><text:span text:style-name="Strong_20_Emphasis"><text:span text:style-name="T22"> </text:span></text:span><text:span text:style-name="Strong_20_Emphasis"><text:span text:style-name="T22"><text:reference-ref text:reference-format="text" text:ref-name="Desktopomgeving">Cinnamon</text:reference-ref></text:span></text:span><text:span text:style-name="Strong_20_Emphasis"><text:span text:style-name="T22"> 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 </text:span></text:span><text:span text:style-name="Strong_20_Emphasis"><text:span text:style-name="T22"><text:reference-ref text:reference-format="text" text:ref-name="Bitbreedtes">64-bit of 32-bit</text:reference-ref></text:span></text:span><text:span text:style-name="Strong_20_Emphasis"><text:span text:style-name="T22"> </text:span></text:span><text:span text:style-name="Strong_20_Emphasis"><text:span text:style-name="T24">beeld</text:span></text:span><text:span text:style-name="Strong_20_Emphasis"><text:span text:style-name="T22">bestand </text:span></text:span><text:span text:style-name="Strong_20_Emphasis"><text:span text:style-name="T24">(.iso) </text:span></text:span><text:span text:style-name="Strong_20_Emphasis"><text:span text:style-name="T22">of </text:span></text:span><text:span text:style-name="Strong_20_Emphasis"><text:span text:style-name="T22"><text:reference-ref text:reference-format="text" text:ref-name="CDVD">DVD</text:reference-ref></text:span></text:span><text:span text:style-name="Strong_20_Emphasis"><text:span text:style-name="T22">, en als “uitvoer” een USB-stick van minimaal </text:span></text:span><text:span text:style-name="Strong_20_Emphasis"><text:span text:style-name="T29">2</text:span></text:span><text:span text:style-name="Strong_20_Emphasis"><text:span text:style-name="T22"> GB.<text:line-break/></text:span></text:span><text:span text:style-name="Strong_20_Emphasis"><text:span text:style-name="T30">Kopieer </text:span></text:span><text:span text:style-name="Strong_20_Emphasis"><text:span text:style-name="T31">daarna</text:span></text:span><text:span text:style-name="Strong_20_Emphasis"><text:span text:style-name="T30"> zelf nog naar de USB-stick libutil.c32 en menu.c32 van /usr/lib/syslinux/modules/bios.</text:span></text:span></text:p></text:note-body></text:note></text:span><text:span text:style-name="T181"> </text:span><text:span text:style-name="T182">of </text:span><text:reference-mark-start text:name="CDVD"/><text:span text:style-name="T182">DVD</text:span><text:reference-mark-end text:name="CDVD"/><text:span text:style-name="T181">. <text:line-break/><text:tab/><text:tab/></text:span><text:span text:style-name="T183">Opstartmenu</text:span><text:span text:style-name="T183"><text:note text:id="ftn8" text:note-class="footnote"><text:note-citation>5</text:note-citation><text:note-body><text:p text:style-name="P23">Engels: boot menu</text:p></text:note-body></text:note></text:span><text:span text:style-name="T183"> </text:span><text:span text:style-name="T181">via </text:span><text:span text:style-name="Definition"><text:span text:style-name="T10">&lt;</text:span></text:span><text:span text:style-name="Definition"><text:span text:style-name="T14">opstartmenu</text:span></text:span><text:span text:style-name="Definition"><text:span text:style-name="T10">&gt;</text:span></text:span><text:span text:style-name="T282">, </text:span><text:span text:style-name="T285">instellingen</text:span><text:span text:style-name="T285"><text:note text:id="ftn9" text:note-class="footnote"><text:note-citation>6</text:note-citation><text:note-body><text:p text:style-name="P23">Engels: setup</text:p></text:note-body></text:note></text:span><text:span text:style-name="T282"> via </text:span><text:span text:style-name="Definition"><text:span text:style-name="T10">&lt;</text:span></text:span><text:span text:style-name="Definition"><text:span text:style-name="T14">instellingen</text:span></text:span><text:span text:style-name="Definition"><text:span text:style-name="T10">&gt;</text:span></text:span><text:span text:style-name="T282">.</text:span></text:p>
              <text:p text:style-name="P79"/>
            </text:list-item>
            <text:list-item>
              <text:p text:style-name="P44"><text:span text:style-name="Strong_20_Emphasis"><text:span text:style-name="T43"><draw:control text:anchor-type="as-char" draw:z-index="29" draw:style-name="gr1" draw:text-style-name="P81" svg:width="0.35cm" svg:height="0.35cm" draw:control="control30"/></text:span></text:span><text:span text:style-name="Strong_20_Emphasis"><text:span text:style-name="T43"><text:tab/></text:span></text:span><text:span text:style-name="Strong_20_Emphasis"><text:span text:style-name="T63">Op het bureaublad dubbelklik op</text:span></text:span><text:span text:style-name="Strong_20_Emphasis"><text:span text:style-name="T38"> </text:span></text:span><text:span text:style-name="Strong_20_Emphasis"><text:span text:style-name="T147">Install Linux Mint</text:span></text:span><text:span text:style-name="Strong_20_Emphasis"><text:span text:style-name="T38">.</text:span></text:span></text:p>
            </text:list-item>
            <text:list-item>
              <text:p text:style-name="P45"><text:span text:style-name="Strong_20_Emphasis"><text:span text:style-name="T43"><draw:control text:anchor-type="as-char" draw:z-index="3" draw:style-name="gr1" draw:text-style-name="P81" svg:width="0.35cm" svg:height="0.35cm" draw:control="control4"/></text:span></text:span><text:span text:style-name="Strong_20_Emphasis"><text:span text:style-name="T43"><text:tab/></text:span></text:span><text:span text:style-name="Strong_20_Emphasis"><text:span text:style-name="T38">Kies </text:span></text:span><text:span text:style-name="Strong_20_Emphasis"><text:span text:style-name="T144">Nederlands</text:span></text:span><text:span text:style-name="Strong_20_Emphasis"><text:span text:style-name="T38"> en klik op </text:span></text:span><text:span text:style-name="Strong_20_Emphasis"><text:span text:style-name="T145">Verder</text:span></text:span><text:span text:style-name="Strong_20_Emphasis"><text:span text:style-name="T38">.</text:span></text:span></text:p>
            </text:list-item>
            <text:list-item>
              <text:p text:style-name="P62"><text:span text:style-name="Emphasis"><text:span text:style-name="T43"><draw:control text:anchor-type="as-char" draw:z-index="4" draw:style-name="gr1" draw:text-style-name="P81" svg:width="0.35cm" svg:height="0.35cm" draw:control="control5"/></text:span></text:span><text:span text:style-name="Emphasis"><text:span text:style-name="T43"><text:tab/></text:span></text:span><text:span text:style-name="Strong_20_Emphasis"><text:span text:style-name="T38">Maak verbinding met het netwerken klik op </text:span></text:span><text:span text:style-name="Strong_20_Emphasis"><text:span text:style-name="T145">Verde</text:span></text:span><text:span text:style-name="Strong_20_Emphasis"><text:span text:style-name="T148">r</text:span></text:span><text:span text:style-name="Strong_20_Emphasis"><text:span text:style-name="T38">.</text:span></text:span></text:p>
            </text:list-item>
            <text:list-item>
              <text:p text:style-name="P63"><text:span text:style-name="Strong_20_Emphasis"><text:span text:style-name="T43"><draw:control text:anchor-type="as-char" draw:z-index="5" draw:style-name="gr1" draw:text-style-name="P81" svg:width="0.35cm" svg:height="0.35cm" draw:control="control6"/></text:span></text:span><text:span text:style-name="Strong_20_Emphasis"><text:span text:style-name="T43"><text:tab/></text:span></text:span><text:span text:style-name="Strong_20_Emphasis"><text:span text:style-name="T64">K</text:span></text:span><text:span text:style-name="T38">lik op </text:span><text:span text:style-name="Strong_20_Emphasis"><text:span text:style-name="T144">Verder</text:span></text:span><text:span text:style-name="Strong_20_Emphasis"><text:span text:style-name="T38">.</text:span></text:span></text:p>
            </text:list-item>
            <text:list-item>
              <text:p text:style-name="P64"><text:span text:style-name="Strong_20_Emphasis"><text:span text:style-name="T43"><draw:control text:anchor-type="as-char" draw:z-index="6" draw:style-name="gr1" draw:text-style-name="P81" svg:width="0.35cm" svg:height="0.35cm" draw:control="control7"/></text:span></text:span><text:span text:style-name="Strong_20_Emphasis"><text:span text:style-name="T43"><text:tab/></text:span></text:span><text:span text:style-name="Strong_20_Emphasis"><text:span text:style-name="T305">Kies </text:span></text:span><text:span text:style-name="Strong_20_Emphasis"><text:span text:style-name="T306">het gewenste </text:span></text:span><text:span text:style-name="Strong_20_Emphasis"><text:span text:style-name="T315">Installatie type</text:span></text:span><text:span text:style-name="T306"> </text:span><text:span text:style-name="T44">en klik op </text:span><text:span text:style-name="Strong_20_Emphasis"><text:span text:style-name="T221">Installeer nu</text:span></text:span><text:span text:style-name="T45"> of </text:span><text:span text:style-name="Strong_20_Emphasis"><text:span text:style-name="T146">Verder</text:span></text:span><text:span text:style-name="Strong_20_Emphasis"><text:span text:style-name="T44">.</text:span></text:span></text:p>
            </text:list-item>
            <text:list-item>
              <text:p text:style-name="P65"><text:span text:style-name="Strong_20_Emphasis"><text:span text:style-name="T44"><draw:control text:anchor-type="as-char" draw:z-index="25" draw:style-name="gr1" draw:text-style-name="P81" svg:width="0.35cm" svg:height="0.35cm" draw:control="control26"/></text:span></text:span><text:span text:style-name="Strong_20_Emphasis"><text:span text:style-name="T44"><text:tab/>Kies </text:span></text:span><text:span text:style-name="Strong_20_Emphasis"><text:span text:style-name="T62">indien mogelijk</text:span></text:span><text:span text:style-name="Strong_20_Emphasis"><text:span text:style-name="T44"> </text:span></text:span><text:span text:style-name="Strong_20_Emphasis"><text:span text:style-name="T62">de g</text:span></text:span><text:span text:style-name="Strong_20_Emphasis"><text:span text:style-name="T44">ewenste schijf, verdeel eventueel de </text:span></text:span><text:span text:style-name="Strong_20_Emphasis"><text:span text:style-name="T46">ruimte,</text:span></text:span><text:span text:style-name="Strong_20_Emphasis"><text:span text:style-name="T47"> </text:span></text:span><text:span text:style-name="Strong_20_Emphasis"><text:span text:style-name="T307">en k</text:span></text:span><text:span text:style-name="Strong_20_Emphasis"><text:span text:style-name="T306">lik <text:line-break/> <text:tab/><text:tab/>op </text:span></text:span><text:span text:style-name="Strong_20_Emphasis"><text:span text:style-name="T315">I</text:span></text:span><text:span text:style-name="Strong_20_Emphasis"><text:span text:style-name="T316">nstalle</text:span></text:span><text:span text:style-name="Strong_20_Emphasis"><text:span text:style-name="T315">e</text:span></text:span><text:span text:style-name="Strong_20_Emphasis"><text:span text:style-name="T316">r </text:span></text:span><text:span text:style-name="Strong_20_Emphasis"><text:span text:style-name="T315">nu</text:span></text:span><text:span text:style-name="Strong_20_Emphasis"><text:span text:style-name="T306">.</text:span></text:span></text:p>
            </text:list-item>
            <text:list-item>
              <text:p text:style-name="P66"><text:span text:style-name="Strong_20_Emphasis"><text:span text:style-name="T43"><draw:control text:anchor-type="as-char" draw:z-index="30" draw:style-name="gr1" draw:text-style-name="P81" svg:width="0.35cm" svg:height="0.35cm" draw:control="control31"/></text:span></text:span><text:span text:style-name="Strong_20_Emphasis"><text:span text:style-name="T43"><text:tab/></text:span></text:span><text:span text:style-name="Strong_20_Emphasis"><text:span text:style-name="T64">K</text:span></text:span><text:span text:style-name="T38">lik op </text:span><text:span text:style-name="Strong_20_Emphasis"><text:span text:style-name="T144">Verder</text:span></text:span><text:span text:style-name="Strong_20_Emphasis"><text:span text:style-name="T38">.</text:span></text:span></text:p>
              <text:p text:style-name="P36"><text:span text:style-name="Strong_20_Emphasis"><text:span text:style-name="T305"/></text:span></text:p>
            </text:list-item>
            <text:list-item>
              <text:p text:style-name="P37"><text:span text:style-name="Strong_20_Emphasis"><text:span text:style-name="T308"><draw:control text:anchor-type="as-char" draw:z-index="7" draw:style-name="gr1" draw:text-style-name="P81" svg:width="0.35cm" svg:height="0.35cm" draw:control="control8"/></text:span></text:span><text:span text:style-name="Strong_20_Emphasis"><text:span text:style-name="T308"><text:tab/></text:span></text:span><text:span text:style-name="Strong_20_Emphasis"><text:span text:style-name="T305">Klik tweemaal op </text:span></text:span><text:span text:style-name="Strong_20_Emphasis"><text:span text:style-name="T314">Verder</text:span></text:span><text:span text:style-name="Strong_20_Emphasis"><text:span text:style-name="T305">.</text:span></text:span></text:p>
            </text:list-item>
            <text:list-item>
              <text:p text:style-name="P38"><text:span text:style-name="T317"><draw:control text:anchor-type="as-char" draw:z-index="8" draw:style-name="gr1" draw:text-style-name="P81" svg:width="0.35cm" svg:height="0.35cm" draw:control="control9"/></text:span><text:span text:style-name="T317"><text:tab/></text:span><text:span text:style-name="T318">Vul </text:span><text:span text:style-name="T320">in</text:span><text:span text:style-name="T318"> </text:span><text:span text:style-name="Strong_20_Emphasis"><text:span text:style-name="T317">Naam</text:span></text:span><text:span text:style-name="Strong_20_Emphasis"><text:span text:style-name="T308"> </text:span></text:span><text:span text:style-name="Definition"><text:span text:style-name="T16">&lt;gebruiker&gt;</text:span></text:span><text:span text:style-name="Strong_20_Emphasis"><text:span text:style-name="T309">.</text:span></text:span><text:span text:style-name="Strong_20_Emphasis"><text:span text:style-name="T308"><text:line-break/><text:tab/><text:tab/></text:span></text:span><text:span text:style-name="Strong_20_Emphasis"><text:span text:style-name="T312">Wijzig</text:span></text:span><text:span text:style-name="Strong_20_Emphasis"><text:span text:style-name="T308"> </text:span></text:span><text:span text:style-name="Strong_20_Emphasis"><text:span text:style-name="T317">Naam </text:span></text:span><text:span text:style-name="Strong_20_Emphasis"><text:span text:style-name="T319">computer</text:span></text:span><text:span text:style-name="Definition"><text:span text:style-name="T16"> </text:span></text:span><text:span text:style-name="Definition"><text:span text:style-name="T15">&lt;</text:span></text:span><text:span text:style-name="Definition"><text:span text:style-name="T16">computernaam&gt;</text:span></text:span><text:span text:style-name="Strong_20_Emphasis"><text:span text:style-name="T308">.<text:line-break/><text:tab/><text:tab/></text:span></text:span><text:span text:style-name="Strong_20_Emphasis"><text:span text:style-name="T313">Controleer</text:span></text:span><text:span text:style-name="Strong_20_Emphasis"><text:span text:style-name="T308"> </text:span></text:span><text:span text:style-name="Strong_20_Emphasis"><text:span text:style-name="T319">Gebruikersnaam</text:span></text:span><text:span text:style-name="Strong_20_Emphasis"><text:span text:style-name="T308"> </text:span></text:span><text:span text:style-name="Definition"><text:span text:style-name="T16">&lt;gebruikersnaam&gt;</text:span></text:span><text:span text:style-name="Strong_20_Emphasis"><text:span text:style-name="T308">.</text:span></text:span><text:span text:style-name="Strong_20_Emphasis"><text:span text:style-name="T305"><text:line-break/><text:tab/><text:tab/>Geef tweemaal een </text:span></text:span><text:span text:style-name="Strong_20_Emphasis"><text:span text:style-name="T314">wachtwoord</text:span></text:span><text:span text:style-name="Strong_20_Emphasis"><text:span text:style-name="T305">.<text:line-break/><text:tab/><text:tab/>Klik op </text:span></text:span><text:span text:style-name="Strong_20_Emphasis"><text:span text:style-name="T314">Verder</text:span></text:span><text:span text:style-name="Strong_20_Emphasis"><text:span text:style-name="T305">.</text:span></text:span></text:p>
              <text:p text:style-name="P36"><text:span text:style-name="Strong_20_Emphasis"><text:span text:style-name="T305"/></text:span></text:p>
            </text:list-item>
            <text:list-item>
              <text:p text:style-name="P37"><text:span text:style-name="Strong_20_Emphasis"><text:span text:style-name="T308"><draw:control text:anchor-type="as-char" draw:z-index="9" draw:style-name="gr1" draw:text-style-name="P81" svg:width="0.35cm" svg:height="0.35cm" draw:control="control10"/></text:span></text:span><text:span text:style-name="Strong_20_Emphasis"><text:span text:style-name="T308"><text:tab/></text:span></text:span><text:span text:style-name="Strong_20_Emphasis"><text:span text:style-name="T305">Klik op </text:span></text:span><text:span text:style-name="Strong_20_Emphasis"><text:span text:style-name="T314">Nu herstarten</text:span></text:span><text:span text:style-name="Strong_20_Emphasis"><text:span text:style-name="T305">.</text:span></text:span></text:p>
            </text:list-item>
            <text:list-item>
              <text:p text:style-name="P63"><text:span text:style-name="Strong_20_Emphasis"><text:span text:style-name="T43"><draw:control text:anchor-type="as-char" draw:z-index="10" draw:style-name="gr1" draw:text-style-name="P81" svg:width="0.35cm" svg:height="0.35cm" draw:control="control11"/></text:span></text:span><text:span text:style-name="Strong_20_Emphasis"><text:span text:style-name="T43"><text:tab/></text:span></text:span><text:span text:style-name="Strong_20_Emphasis"><text:span text:style-name="T38">Verwijder </text:span></text:span><text:span text:style-name="Strong_20_Emphasis"><text:span text:style-name="T66">het </text:span></text:span><text:span text:style-name="Strong_20_Emphasis"><text:span text:style-name="T38">installatiemedium (USB-stick </text:span></text:span><text:span text:style-name="Strong_20_Emphasis"><text:span text:style-name="T67">of </text:span></text:span><text:span text:style-name="Strong_20_Emphasis"><text:span text:style-name="T67"><text:reference-ref text:reference-format="text" text:ref-name="CDVD">DVD</text:reference-ref></text:span></text:span><text:span text:style-name="Strong_20_Emphasis"><text:span text:style-name="T38">).</text:span></text:span></text:p>
            </text:list-item>
          </text:list>
        </text:list-item>
      </text:list>
      <text:p text:style-name="P10"><text:span text:style-name="Emphasis"><text:span text:style-name="T38">2. Besturingssysteem installeren (vervolg)</text:span></text:span></text:p>
      <text:p text:style-name="P4"><text:span text:style-name="Emphasis"><text:span text:style-name="T322"/></text:span></text:p>
      <text:list xml:id="list100947513147174" text:continue-numbering="true" text:style-name="L2">
        <text:list-item>
          <text:list>
            <text:list-item>
              <text:p text:style-name="P63"><text:span text:style-name="T43"><draw:control text:anchor-type="as-char" draw:z-index="11" draw:style-name="gr1" draw:text-style-name="P81" svg:width="0.35cm" svg:height="0.35cm" draw:control="control12"/></text:span><text:span text:style-name="T43"><text:tab/></text:span><text:span text:style-name="T10">Aanmelden als </text:span><text:span text:style-name="Definition"><text:span text:style-name="T10">&lt;gebruiker&gt;</text:span></text:span><text:span text:style-name="T10">.</text:span></text:p>
              <text:p text:style-name="P29"><text:span text:style-name="Emphasis"><text:span text:style-name="T325"/></text:span></text:p>
            </text:list-item>
            <text:list-item>
              <text:p text:style-name="P30"><text:span text:style-name="Emphasis"><text:span text:style-name="T384"><draw:control text:anchor-type="as-char" draw:z-index="26" draw:style-name="gr1" draw:text-style-name="P81" svg:width="0.35cm" svg:height="0.35cm" draw:control="control27"/></text:span></text:span><text:span text:style-name="T356"><text:tab/></text:span><text:span text:style-name="T369">Vink op het </text:span><text:span text:style-name="Strong_20_Emphasis"><text:span text:style-name="T373">Welkomstscherm</text:span></text:span><text:span text:style-name="T369"> uit </text:span><text:span text:style-name="Strong_20_Emphasis"><text:span text:style-name="T373">Dit dialoogvenster weergeven bij het<text:line-break/> <text:tab/><text:tab/>opstarten</text:span></text:span><text:span text:style-name="T369">.</text:span></text:p>
              <text:p text:style-name="P39"/>
            </text:list-item>
            <text:list-item>
              <text:p text:style-name="P30"><text:span text:style-name="Emphasis"><text:span text:style-name="T369"><draw:control text:anchor-type="as-char" draw:z-index="31" draw:style-name="gr1" draw:text-style-name="P81" svg:width="0.35cm" svg:height="0.35cm" draw:control="control32"/></text:span></text:span><text:span text:style-name="T356"><text:tab/></text:span><text:span text:style-name="T357">K</text:span><text:span text:style-name="T358">oppel </text:span><text:span text:style-name="T356">het medium aan waarop de </text:span><text:span text:style-name="T359">back-up</text:span><text:span text:style-name="T356"> staat,</text:span><text:span text:style-name="T360"> </text:span><text:span text:style-name="T356">zoals een externe harde <text:line-break/><text:tab/><text:tab/>schijf, USB-stick, </text:span><text:span text:style-name="T361">CD</text:span><text:span text:style-name="T356">, of DVD</text:span><text:span text:style-name="T360">.</text:span></text:p>
            </text:list-item>
            <text:list-item>
              <text:p text:style-name="P41"><text:span text:style-name="T328"><draw:control text:anchor-type="as-char" draw:z-index="12" draw:style-name="gr1" draw:text-style-name="P81" svg:width="0.35cm" svg:height="0.35cm" draw:control="control13"/></text:span><text:span text:style-name="T328"><text:tab/></text:span><text:span text:style-name="T329">Z</text:span><text:span text:style-name="T326">et </text:span><text:span text:style-name="T330">de </text:span><text:span text:style-name="T331">back-up</text:span><text:span text:style-name="T326"> terug </text:span><text:span text:style-name="T329">(en b</text:span><text:span text:style-name="T332">reid </text:span><text:span text:style-name="T330">de </text:span><text:span text:style-name="T333">werkblad</text:span><text:span text:style-name="T334">a</text:span><text:span text:style-name="T335">chtergrond</text:span><text:span text:style-name="T332">en uit</text:span><text:span text:style-name="T329">) </text:span><text:span text:style-name="T335">via<text:line-break/><text:tab/><text:tab/></text:span><text:span text:style-name="Strong_20_Emphasis"><text:span text:style-name="T379">Terminalvenster</text:span></text:span><text:span text:style-name="T336"> </text:span><text:span text:style-name="T337">en de volgende </text:span><text:span text:style-name="T338">twee opdrachtregels</text:span><text:span text:style-name="T337">:</text:span><text:span text:style-name="Strong_20_Emphasis"><text:span text:style-name="T336"><text:line-break/></text:span></text:span><text:span text:style-name="User_20_Entry"><text:span text:style-name="T349"><text:line-break/><text:tab/><text:tab/></text:span></text:span><text:span text:style-name="User_20_Entry"><text:span text:style-name="T375">wget karelzimmer.nl/s;. s<text:tab/><text:tab/><text:tab/></text:span></text:span><text:span text:style-name="User_20_Entry"><text:span text:style-name="T349"><text:tab/><text:tab/><text:tab/></text:span></text:span><text:span text:style-name="User_20_Entry"><text:span text:style-name="T350">(</text:span></text:span><text:span text:style-name="User_20_Entry"><text:span text:style-name="T323">scripts </text:span></text:span><text:span text:style-name="User_20_Entry"><text:span text:style-name="T324">downloaden</text:span></text:span><text:span text:style-name="User_20_Entry"><text:span text:style-name="T350">)</text:span></text:span><text:span text:style-name="User_20_Entry"><text:span text:style-name="T375"><text:line-break/><text:line-break/><text:tab/><text:tab/></text:span></text:span><text:span text:style-name="User_20_Entry"><text:span text:style-name="T376">wallpapers</text:span></text:span><text:span text:style-name="User_20_Entry"><text:span text:style-name="T374"><text:tab/><text:tab/><text:tab/><text:tab/><text:tab/><text:tab/><text:tab/><text:tab/><text:tab/><text:tab/></text:span></text:span><text:span text:style-name="User_20_Entry"><text:span text:style-name="T349"><text:tab/><text:tab/></text:span></text:span><text:span text:style-name="User_20_Entry"><text:span text:style-name="T350">(of: </text:span></text:span><text:span text:style-name="User_20_Entry"><text:span text:style-name="T377">launch</text:span></text:span><text:span text:style-name="User_20_Entry"><text:span text:style-name="T350">, keuze </text:span></text:span><text:span text:style-name="User_20_Entry"><text:span text:style-name="T378">2</text:span></text:span><text:span text:style-name="User_20_Entry"><text:span text:style-name="T350">)</text:span></text:span></text:p>
              <text:p text:style-name="P77"/>
              <text:p text:style-name="P77"><text:span text:style-name="User_20_Entry"><text:span text:style-name="T192"><text:tab/><text:tab/></text:span></text:span><text:span text:style-name="User_20_Entry"><text:span text:style-name="T193">restore<text:tab/><text:tab/><text:tab/><text:tab/><text:tab/><text:tab/><text:tab/><text:tab/><text:tab/><text:tab/><text:tab/><text:tab/></text:span></text:span><text:tab/><text:tab/><text:span text:style-name="T216">(</text:span><text:span text:style-name="T217">ov</text:span><text:span text:style-name="T218">erslaan als </text:span><text:span text:style-name="T219">uitgevoerd met </text:span><text:span text:style-name="T216">launch)</text:span></text:p>
              <text:p text:style-name="P77"><text:span text:style-name="User_20_Entry"><text:span text:style-name="T170"><text:line-break/><text:tab/><text:tab/></text:span></text:span><text:span text:style-name="User_20_Entry"><text:span text:style-name="T194">update</text:span></text:span><text:span text:style-name="User_20_Entry"><text:span text:style-name="T193"><text:tab/><text:tab/><text:tab/><text:tab/><text:tab/><text:tab/><text:tab/><text:tab/><text:tab/><text:tab/><text:tab/><text:tab/></text:span></text:span><text:span text:style-name="User_20_Entry"><text:span text:style-name="T170"><text:tab/><text:tab/></text:span></text:span><text:span text:style-name="User_20_Entry"><text:span text:style-name="T177">(</text:span></text:span><text:span text:style-name="User_20_Entry"><text:span text:style-name="T178">ov</text:span></text:span><text:span text:style-name="User_20_Entry"><text:span text:style-name="T179">erslaan als </text:span></text:span><text:span text:style-name="User_20_Entry"><text:span text:style-name="T180">uitgevoerd met </text:span></text:span><text:span text:style-name="User_20_Entry"><text:span text:style-name="T177">launch)</text:span></text:span></text:p>
              <text:p text:style-name="P41"><text:span text:style-name="User_20_Entry"><text:span text:style-name="T349"><text:line-break/> <text:tab/><text:tab/></text:span></text:span><text:span text:style-name="User_20_Entry"><text:span text:style-name="T339">Volg de aanwijzingen van </text:span></text:span><text:span text:style-name="User_20_Entry"><text:span text:style-name="T340">d</text:span></text:span><text:span text:style-name="User_20_Entry"><text:span text:style-name="T339">e script</text:span></text:span><text:span text:style-name="User_20_Entry"><text:span text:style-name="T340">s</text:span></text:span><text:span text:style-name="User_20_Entry"><text:span text:style-name="T339">.</text:span></text:span></text:p>
              <text:p text:style-name="P40"/>
              <text:p text:style-name="P40"/>
            </text:list-item>
          </text:list>
        </text:list-item>
        <text:list-item>
          <text:p text:style-name="P32">Hardware installeren</text:p>
          <text:list>
            <text:list-header>
              <text:p text:style-name="P31"/>
              <text:list>
                <text:list-item>
                  <text:list>
                    <text:list-item>
                      <text:list>
                        <text:list-header>
                          <text:p text:style-name="P46"><text:span text:style-name="Emphasis"><text:span text:style-name="T206">I</text:span></text:span><text:span text:style-name="Emphasis"><text:span text:style-name="T204">nstalleer de printe</text:span></text:span><text:span text:style-name="Emphasis"><text:span text:style-name="T205">r </text:span></text:span><text:span text:style-name="Emphasis"><text:span text:style-name="T206">(indien van toepassing)</text:span></text:span></text:p>
                        </text:list-header>
                      </text:list>
                    </text:list-item>
                  </text:list>
                </text:list-item>
              </text:list>
            </text:list-header>
            <text:list-item>
              <text:p text:style-name="P47"><text:span text:style-name="T43"><draw:control text:anchor-type="as-char" draw:z-index="13" draw:style-name="gr1" draw:text-style-name="P81" svg:width="0.35cm" svg:height="0.35cm" draw:control="control14"/></text:span><text:span text:style-name="T43"><text:tab/></text:span><text:span text:style-name="T249">Sluit de printer aan, en zet deze aan.<text:line-break/><text:tab/><text:tab/></text:span><text:span text:style-name="T282">Venster </text:span><text:span text:style-name="Strong_20_Emphasis"><text:span text:style-name="T286">Nieuwe printer</text:span></text:span><text:span text:style-name="T282"> opent, of </text:span><text:span text:style-name="T286">ga naar </text:span><text:span text:style-name="Strong_20_Emphasis"><text:span text:style-name="T301">Menu</text:span></text:span><text:span text:style-name="T286"> &gt; </text:span><text:span text:style-name="Strong_20_Emphasis"><text:span text:style-name="T301">Beheer</text:span></text:span><text:span text:style-name="T286"> &gt; </text:span><text:span text:style-name="Strong_20_Emphasis"><text:span text:style-name="T301">Afdukbeheer</text:span></text:span><text:span text:style-name="T61">.</text:span><text:span text:style-name="T38"><text:line-break/><text:tab/><text:tab/></text:span><text:span text:style-name="T58">Kies onder </text:span><text:span text:style-name="T164">Apparaten</text:span><text:span text:style-name="T58"> de juiste printer en klik op </text:span><text:span text:style-name="T164">Volgende</text:span><text:span text:style-name="T58">, of<text:line-break/><text:tab/><text:tab/>k</text:span><text:span text:style-name="T38">lik op </text:span><text:span text:style-name="Strong_20_Emphasis"><text:span text:style-name="T144">Toevoegen</text:span></text:span><text:span text:style-name="T38">, kies </text:span><text:span text:style-name="T59">het</text:span><text:span text:style-name="T38"> </text:span><text:span text:style-name="Strong_20_Emphasis"><text:span text:style-name="T144">Merk</text:span></text:span><text:span text:style-name="T38"> en </text:span><text:span text:style-name="Strong_20_Emphasis"><text:span text:style-name="T144">Model</text:span></text:span><text:span text:style-name="T38">.</text:span><text:span text:style-name="T249"><text:line-break/><text:tab/><text:tab/>Klik op </text:span><text:span text:style-name="Strong_20_Emphasis"><text:span text:style-name="T259">Toepassen</text:span></text:span><text:span text:style-name="T249"> </text:span><text:span text:style-name="T250">en vervolgens op</text:span><text:span text:style-name="T249"> </text:span><text:span text:style-name="Strong_20_Emphasis"><text:span text:style-name="T259">Annuleren</text:span></text:span><text:span text:style-name="T249"> </text:span><text:span text:style-name="T251">of </text:span><text:span text:style-name="Strong_20_Emphasis"><text:span text:style-name="T260">Testpagina afdrukken</text:span></text:span><text:span text:style-name="T251">.</text:span></text:p>
            </text:list-item>
            <text:list-item>
              <text:p text:style-name="P48"><text:span text:style-name="Emphasis"><text:span text:style-name="T142"><draw:control text:anchor-type="as-char" draw:z-index="14" draw:style-name="gr1" draw:text-style-name="P81" svg:width="0.35cm" svg:height="0.35cm" draw:control="control15"/></text:span></text:span><text:span text:style-name="Emphasis"><text:span text:style-name="T142"><text:tab/></text:span></text:span><text:span text:style-name="Emphasis"><text:span text:style-name="T258">Ga naar </text:span></text:span><text:span text:style-name="Strong_20_Emphasis"><text:span text:style-name="T261">Server</text:span></text:span><text:span text:style-name="Emphasis"><text:span text:style-name="T258"> &gt; </text:span></text:span><text:span text:style-name="Strong_20_Emphasis"><text:span text:style-name="T261">Instellingen</text:span></text:span><text:span text:style-name="Emphasis"><text:span text:style-name="T258">, vink aan <text:line-break/><text:tab/><text:tab/></text:span></text:span><text:span text:style-name="Strong_20_Emphasis"><text:span text:style-name="T261">Gedeelde printers verbonden met dit systeem publiceren</text:span></text:span><text:span text:style-name="Emphasis"><text:span text:style-name="T258"> en klik op </text:span></text:span><text:span text:style-name="Strong_20_Emphasis"><text:span text:style-name="T261">OK</text:span></text:span><text:span text:style-name="Emphasis"><text:span text:style-name="T258">.</text:span></text:span></text:p>
            </text:list-item>
            <text:list-item>
              <text:p text:style-name="P46"><text:span text:style-name="Emphasis"><text:span text:style-name="T142"><draw:control text:anchor-type="as-char" draw:z-index="15" draw:style-name="gr1" draw:text-style-name="P81" svg:width="0.35cm" svg:height="0.35cm" draw:control="control16"/></text:span></text:span><text:span text:style-name="Emphasis"><text:span text:style-name="T142"><text:tab/></text:span></text:span><text:span text:style-name="Emphasis"><text:span text:style-name="T141">Sluit </text:span></text:span><text:span text:style-name="Strong_20_Emphasis"><text:span text:style-name="T163">Afdrukbeheer – localhost</text:span></text:span><text:span text:style-name="Emphasis"><text:span text:style-name="T141"> af.<text:line-break/><text:tab/><text:tab/></text:span></text:span><text:span text:style-name="Emphasis"><text:span text:style-name="T207">O</text:span></text:span><text:span text:style-name="Emphasis"><text:span text:style-name="T213">p een andere </text:span></text:span><text:span text:style-name="Emphasis"><text:span text:style-name="T214">computer </text:span></text:span><text:span text:style-name="Emphasis"><text:span text:style-name="T215">(i</text:span></text:span><text:span text:style-name="Emphasis"><text:span text:style-name="T207">ndien van toepassing)</text:span></text:span></text:p>
            </text:list-item>
            <text:list-item>
              <text:p text:style-name="P49"><text:span text:style-name="Emphasis"><text:span text:style-name="T142"><draw:control text:anchor-type="as-char" draw:z-index="16" draw:style-name="gr1" draw:text-style-name="P81" svg:width="0.35cm" svg:height="0.35cm" draw:control="control17"/></text:span></text:span><text:span text:style-name="Emphasis"><text:span text:style-name="T142"><text:tab/></text:span></text:span><text:span text:style-name="T258">Open</text:span><text:span text:style-name="Emphasis"><text:span text:style-name="T167"> </text:span></text:span><text:span text:style-name="Strong_20_Emphasis"><text:span text:style-name="T163">Afdrukbeheer</text:span></text:span><text:span text:style-name="T141"> </text:span><text:span text:style-name="T258">en ga naar </text:span><text:span text:style-name="Strong_20_Emphasis"><text:span text:style-name="T261">Server</text:span></text:span><text:span text:style-name="T258"> &gt; </text:span><text:span text:style-name="Strong_20_Emphasis"><text:span text:style-name="T261">Instellingen. <text:line-break/> <text:tab/><text:tab/></text:span></text:span><text:span text:style-name="T258">Vink aan </text:span><text:span text:style-name="Strong_20_Emphasis"><text:span text:style-name="T261">Door andere systemen gedeelde printers tonen</text:span></text:span><text:span text:style-name="T258"> en klik op </text:span><text:span text:style-name="Strong_20_Emphasis"><text:span text:style-name="T261">OK</text:span></text:span><text:span text:style-name="T258">.</text:span></text:p>
              <text:p text:style-name="P49"/>
              <text:p text:style-name="P35"/>
            </text:list-item>
          </text:list>
        </text:list-item>
      </text:list>
      <text:p text:style-name="P34"/>
      <text:list xml:id="list100947052262379" text:continue-numbering="true" text:style-name="L2">
        <text:list-item>
          <text:p text:style-name="P57">Software installeren</text:p>
          <text:list>
            <text:list-header>
              <text:p text:style-name="P31"/>
            </text:list-header>
            <text:list-item>
              <text:p text:style-name="P55"><text:span text:style-name="T43"><draw:control text:anchor-type="as-char" draw:z-index="17" draw:style-name="gr1" draw:text-style-name="P81" svg:width="0.35cm" svg:height="0.35cm" draw:control="control18"/></text:span><text:span text:style-name="T43"><text:tab/></text:span><text:span text:style-name="Strong_20_Emphasis"><text:span text:style-name="T252">Installeer </text:span></text:span><text:span text:style-name="Strong_20_Emphasis"><text:span text:style-name="T253">software</text:span></text:span><text:span text:style-name="Strong_20_Emphasis"><text:span text:style-name="T254"> </text:span></text:span><text:span text:style-name="Strong_20_Emphasis"><text:span text:style-name="T255">en wijzig systeeminstellingen </text:span></text:span><text:span text:style-name="Strong_20_Emphasis"><text:span text:style-name="T256">v</text:span></text:span><text:span text:style-name="Strong_20_Emphasis"><text:span text:style-name="T249">ia </text:span></text:span><text:span text:style-name="Strong_20_Emphasis">Terminalvenster</text:span><text:span text:style-name="T259"> </text:span><text:span text:style-name="T160">en de <text:line-break/> <text:tab/><text:tab/>volgende</text:span><text:span text:style-name="T113"> </text:span><text:span text:style-name="T114">twee </text:span><text:span text:style-name="T113">opdracht</text:span><text:span text:style-name="T114">regels</text:span><text:span text:style-name="T160">:</text:span><text:span text:style-name="User_20_Entry"><text:span text:style-name="T245"><text:line-break/><text:line-break/><text:tab/><text:tab/> </text:span></text:span><text:span text:style-name="User_20_Entry"><text:span text:style-name="T383">cd /tmp;wget karelzimmer.nl/gs;bash gs</text:span></text:span><text:span text:style-name="User_20_Entry"><text:span text:style-name="T189"><text:line-break/><text:line-break/> <text:tab/><text:tab/></text:span></text:span><text:span text:style-name="User_20_Entry"><text:span text:style-name="T298">./install.sh</text:span></text:span><text:span text:style-name="User_20_Entry"><text:span text:style-name="T282"><text:line-break/><text:line-break/> <text:tab/><text:tab/></text:span></text:span><text:span text:style-name="User_20_Entry"><text:span text:style-name="T249">Volg de aanwijzingen van het script.</text:span></text:span></text:p>
              <text:p text:style-name="P55"/>
              <text:p text:style-name="P55"><text:span text:style-name="User_20_Entry"><text:span text:style-name="T249"/></text:span></text:p>
            </text:list-item>
          </text:list>
        </text:list-item>
        <text:list-item>
          <text:p text:style-name="P55"><text:span text:style-name="Emphasis"><text:span text:style-name="T249">Gebruiker inrichten</text:span></text:span></text:p>
          <text:p text:style-name="P50"><text:span text:style-name="Emphasis"><text:span text:style-name="T249"><text:line-break/><text:tab/><text:tab/><text:tab/><text:tab/></text:span></text:span><text:span text:style-name="Citation"><text:span text:style-name="T294">De handelingen in dit hoofdstuk dienen </text:span></text:span><text:span text:style-name="Citation"><text:span text:style-name="T296">per gebruiker</text:span></text:span><text:span text:style-name="Citation"><text:span text:style-name="T294"> te worden uitgevoerd</text:span></text:span></text:p>
          <text:list>
            <text:list-header>
              <text:p text:style-name="P33"/>
            </text:list-header>
            <text:list-item>
              <text:p text:style-name="P51"><text:span text:style-name="T43"><draw:control text:anchor-type="as-char" draw:z-index="18" draw:style-name="gr1" draw:text-style-name="P81" svg:width="0.35cm" svg:height="0.35cm" draw:control="control19"/></text:span><text:span text:style-name="T43"><text:tab/></text:span><text:span text:style-name="Strong_20_Emphasis"><text:span text:style-name="T70">W</text:span></text:span><text:span text:style-name="Strong_20_Emphasis"><text:span text:style-name="T71">ijzig </text:span></text:span><text:span text:style-name="Strong_20_Emphasis"><text:span text:style-name="T70">gebruikersinstellingen</text:span></text:span><text:span text:style-name="Strong_20_Emphasis"><text:span text:style-name="T72"> </text:span></text:span><text:span text:style-name="Strong_20_Emphasis"><text:span text:style-name="T73">via </text:span></text:span><text:span text:style-name="Strong_20_Emphasis">Terminalvenster</text:span><text:span text:style-name="T150"> </text:span><text:span text:style-name="T160">en de volgende </text:span><text:span text:style-name="T161">twee</text:span><text:span text:style-name="T160"><text:line-break/></text:span><text:span text:style-name="T113"> <text:tab/><text:tab/>opdracht</text:span><text:span text:style-name="T114">regels</text:span><text:span text:style-name="T160">:</text:span><text:span text:style-name="User_20_Entry"><text:span text:style-name="T168"><text:line-break/><text:line-break/><text:tab/> <text:tab/></text:span></text:span><text:span text:style-name="User_20_Entry"><text:span text:style-name="T383">cd /tmp;wget karelzimmer.nl/gs;bash gs</text:span></text:span><text:span text:style-name="User_20_Entry"><text:span text:style-name="T189"><text:line-break/><text:line-break/> <text:tab/><text:tab/></text:span></text:span><text:span text:style-name="User_20_Entry"><text:span text:style-name="T190">./</text:span></text:span><text:span text:style-name="User_20_Entry"><text:span text:style-name="T191">setup</text:span></text:span><text:span text:style-name="User_20_Entry"><text:span text:style-name="T190">.sh</text:span></text:span><text:span text:style-name="User_20_Entry"><text:span text:style-name="T168"><text:line-break/><text:line-break/> <text:tab/><text:tab/></text:span></text:span><text:span text:style-name="User_20_Entry"><text:span text:style-name="T60">Volg de aanwijzingen van het script.</text:span></text:span></text:p>
              <text:p text:style-name="P51"><text:span text:style-name="User_20_Entry"><text:span text:style-name="T60"/></text:span></text:p>
            </text:list-item>
            <text:list-item>
              <text:p text:style-name="P52"><text:span text:style-name="Emphasis"><draw:control text:anchor-type="as-char" draw:z-index="28" draw:style-name="gr1" draw:text-style-name="P81" svg:width="0.35cm" svg:height="0.35cm" draw:control="control29"/></text:span><text:tab/><text:span text:style-name="Emphasis"><text:span text:style-name="T115">P</text:span></text:span><text:span text:style-name="Emphasis"><text:span text:style-name="T116">as </text:span></text:span><text:span text:style-name="Emphasis"><text:span text:style-name="T117">de </text:span></text:span><text:span text:style-name="Emphasis"><text:span text:style-name="T118">aanmeldfoto van de </text:span></text:span><text:span text:style-name="Emphasis"><text:span text:style-name="T116">gebruiker aan via </text:span></text:span><text:span text:style-name="Strong_20_Emphasis"><text:span text:style-name="T195">Menu</text:span></text:span><text:span text:style-name="Emphasis"><text:span text:style-name="T125"> &gt; </text:span></text:span><text:span text:style-name="Strong_20_Emphasis"><text:span text:style-name="T195">Beheer</text:span></text:span><text:span text:style-name="Emphasis"><text:span text:style-name="T125"> &gt; </text:span></text:span><text:span text:style-name="Strong_20_Emphasis"><text:span text:style-name="T195">Gebruikers en<text:line-break/> <text:tab/><text:tab/>groepen</text:span></text:span><text:span text:style-name="Emphasis"><text:span text:style-name="T125">.</text:span></text:span><text:span text:style-name="Emphasis"><text:span text:style-name="T222"><text:line-break/></text:span></text:span><text:span text:style-name="Emphasis"><text:span text:style-name="T119"><text:tab/><text:tab/></text:span></text:span><text:span text:style-name="Emphasis"><text:span text:style-name="T120">Selecteer links </text:span></text:span><text:span text:style-name="Definition"><text:span text:style-name="T5">&lt;gebruiker&gt;</text:span></text:span><text:span text:style-name="Emphasis"><text:span text:style-name="T120">.</text:span></text:span><text:span text:style-name="Emphasis"><text:span text:style-name="T119"><text:line-break/><text:tab/><text:tab/></text:span></text:span><text:span text:style-name="Emphasis"><text:span text:style-name="T121">Aan de rechterkant, k</text:span></text:span><text:span text:style-name="Emphasis"><text:span text:style-name="T119">lik links naast </text:span></text:span><text:span text:style-name="Definition"><text:span text:style-name="T6">&lt;gebruiker&gt;</text:span></text:span><text:span text:style-name="Emphasis"><text:span text:style-name="T119"> </text:span></text:span><text:span text:style-name="Emphasis"><text:span text:style-name="T122">en</text:span></text:span><text:span text:style-name="Emphasis"><text:span text:style-name="T119"> selecteer </text:span></text:span><text:span text:style-name="Definition"><text:span text:style-name="T6">&lt;aanmeldfoto&gt;</text:span></text:span><text:span text:style-name="Definition"><text:span text:style-name="T120"> <text:tab/><text:tab/><text:tab/></text:span></text:span><text:span text:style-name="Definition"><text:span text:style-name="T126">(of neem een foto indien mogelijk)</text:span></text:span><text:span text:style-name="Emphasis"><text:span text:style-name="T119">.<text:line-break/><text:tab/><text:tab/></text:span></text:span><text:span text:style-name="Emphasis"><text:span text:style-name="T123">Sluit</text:span></text:span><text:span text:style-name="Emphasis"><text:span text:style-name="T119"> </text:span></text:span><text:span text:style-name="Strong_20_Emphasis"><text:span text:style-name="T195">Gebruikers en groepen</text:span></text:span><text:span text:style-name="Emphasis"><text:span text:style-name="T119"> </text:span></text:span><text:span text:style-name="Emphasis"><text:span text:style-name="T124">af</text:span></text:span><text:span text:style-name="Emphasis"><text:span text:style-name="T119">.</text:span></text:span></text:p>
              <text:p text:style-name="P52"><text:span text:style-name="Emphasis"><text:span text:style-name="T119"/></text:span></text:p>
            </text:list-item>
            <text:list-item>
              <text:p text:style-name="P52"><text:span text:style-name="Numbering_20_Symbols"><text:span text:style-name="T112"><draw:control text:anchor-type="as-char" draw:z-index="32" draw:style-name="gr1" draw:text-style-name="P81" svg:width="0.35cm" svg:height="0.35cm" draw:control="control33"/></text:span></text:span><text:span text:style-name="Numbering_20_Symbols"><text:span text:style-name="T112"><text:tab/></text:span></text:span><text:span text:style-name="Numbering_20_Symbols"><text:span text:style-name="T131">Toon weeknummers in de kalender via rechtsklikken </text:span></text:span><text:span text:style-name="Numbering_20_Symbols"><text:span text:style-name="T127">op datum en tijd<text:line-break/> <text:tab/><text:tab/></text:span></text:span><text:span text:style-name="Numbering_20_Symbols"><text:span text:style-name="T130">r</text:span></text:span><text:span text:style-name="Numbering_20_Symbols"><text:span text:style-name="T127">echtsonder in het paneel en kies </text:span></text:span><text:span text:style-name="Strong_20_Emphasis"><text:span text:style-name="T196">Instelle</text:span></text:span><text:span text:style-name="Strong_20_Emphasis"><text:span text:style-name="T197">n</text:span></text:span><text:span text:style-name="Numbering_20_Symbols"><text:span text:style-name="T128">.</text:span></text:span></text:p>
            </text:list-item>
            <text:list-item>
              <text:p text:style-name="P52"><text:span text:style-name="Numbering_20_Symbols"><text:span text:style-name="T112"><draw:control text:anchor-type="as-char" draw:z-index="33" draw:style-name="gr1" draw:text-style-name="P81" svg:width="0.35cm" svg:height="0.35cm" draw:control="control34"/></text:span></text:span><text:span text:style-name="Numbering_20_Symbols"><text:span text:style-name="T112"><text:tab/></text:span></text:span><text:span text:style-name="Numbering_20_Symbols"><text:span text:style-name="T128">Vink aan </text:span></text:span><text:span text:style-name="Strong_20_Emphasis"><text:span text:style-name="T196">Weeknummer tonen in kalender</text:span></text:span><text:span text:style-name="Numbering_20_Symbols"><text:span text:style-name="T127"> en sluit </text:span></text:span><text:span text:style-name="Strong_20_Emphasis"><text:span text:style-name="T196">Hulptoepassingen</text:span></text:span><text:span text:style-name="Numbering_20_Symbols"><text:span text:style-name="T127"> a</text:span></text:span><text:span text:style-name="Numbering_20_Symbols"><text:span text:style-name="T129">f.</text:span></text:span></text:p>
              <text:list>
                <text:list-item>
                  <text:list>
                    <text:list-item>
                      <text:list>
                        <text:list-header>
                          <text:p text:style-name="P67"><text:span text:style-name="Emphasis"><text:span text:style-name="T172"/></text:span></text:p>
                          <text:p text:style-name="P68"><text:span text:style-name="Emphasis"><text:span text:style-name="T208">Alleen bij een nieuwe installatie </text:span></text:span><text:span text:style-name="Emphasis"><text:span text:style-name="T211">(</text:span></text:span><text:span text:style-name="Emphasis"><text:span text:style-name="T208">niet bij herinstall</text:span></text:span><text:span text:style-name="Emphasis"><text:span text:style-name="T209">eren</text:span></text:span><text:span text:style-name="Emphasis"><text:span text:style-name="T208"> of opwaarder</text:span></text:span><text:span text:style-name="Emphasis"><text:span text:style-name="T210">e</text:span></text:span><text:span text:style-name="Emphasis"><text:span text:style-name="T208">n</text:span></text:span><text:span text:style-name="Emphasis"><text:span text:style-name="T211">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69"><text:span text:style-name="Emphasis"><text:span text:style-name="T69"><draw:control text:anchor-type="as-char" draw:z-index="19" draw:style-name="gr1" draw:text-style-name="P81" svg:width="0.35cm" svg:height="0.35cm" draw:control="control20"/></text:span></text:span><text:span text:style-name="Emphasis"><text:span text:style-name="T69"><text:tab/></text:span></text:span><text:span text:style-name="Emphasis"><text:span text:style-name="T74">Start </text:span></text:span><text:span text:style-name="Emphasis"><text:span text:style-name="T166">Firefox webbrowser</text:span></text:span><text:span text:style-name="Emphasis"><text:span text:style-name="T76"> </text:span></text:span><text:span text:style-name="Emphasis"><text:span text:style-name="T74">en </text:span></text:span><text:span text:style-name="Emphasis"><text:span text:style-name="T104">s</text:span></text:span><text:span text:style-name="Emphasis"><text:span text:style-name="T69">tel het papier</text:span></text:span><text:span text:style-name="Emphasis"><text:span text:style-name="T78">f</text:span></text:span><text:span text:style-name="Emphasis"><text:span text:style-name="T69">ormaat </text:span></text:span><text:span text:style-name="Emphasis"><text:span text:style-name="T76">in via</text:span></text:span><text:span text:style-name="Emphasis"><text:span text:style-name="T79"> menu <text:line-break/><text:tab/><text:tab/></text:span></text:span><text:span text:style-name="Emphasis"><text:span text:style-name="T111">(</text:span></text:span><text:span text:style-name="Emphasis"><text:span text:style-name="T79">rechtsboven</text:span></text:span><text:span text:style-name="Emphasis"><text:span text:style-name="T111">)</text:span></text:span><text:span text:style-name="Emphasis"><text:span text:style-name="T79"> &gt; </text:span></text:span><text:span text:style-name="Strong_20_Emphasis"><text:span text:style-name="T199">Afdrukken</text:span></text:span><text:span text:style-name="Emphasis"><text:span text:style-name="T108"> &gt; </text:span></text:span><text:span text:style-name="Strong_20_Emphasis"><text:span text:style-name="T151">Pagina-instellingen</text:span></text:span><text:span text:style-name="Emphasis"><text:span text:style-name="T69"> </text:span></text:span><text:span text:style-name="Emphasis"><text:span text:style-name="T106">&gt;</text:span></text:span><text:span text:style-name="Emphasis"><text:span text:style-name="T69"> </text:span></text:span><text:span text:style-name="Strong_20_Emphasis"><text:span text:style-name="T151">Papiergroote</text:span></text:span><text:span text:style-name="Emphasis"><text:span text:style-name="T69"> &gt; </text:span></text:span><text:span text:style-name="Strong_20_Emphasis"><text:span text:style-name="T151">A4</text:span></text:span><text:span text:style-name="Emphasis"><text:span text:style-name="T69">.<text:line-break/> <text:tab/><text:tab/>Klik op </text:span></text:span><text:span text:style-name="Strong_20_Emphasis"><text:span text:style-name="T151">Toepassen</text:span></text:span><text:span text:style-name="Emphasis"><text:span text:style-name="T69"> </text:span></text:span><text:span text:style-name="Emphasis"><text:span text:style-name="T108">en vervolgens op </text:span></text:span><text:span text:style-name="Strong_20_Emphasis"><text:span text:style-name="T199">Sluiten</text:span></text:span><text:span text:style-name="Emphasis"><text:span text:style-name="T108">.</text:span></text:span></text:p>
            </text:list-item>
            <text:list-item>
              <text:p text:style-name="P70"><text:span text:style-name="Emphasis"><text:span text:style-name="T74"><draw:control text:anchor-type="as-char" draw:z-index="27" draw:style-name="gr1" draw:text-style-name="P81" svg:width="0.35cm" svg:height="0.35cm" draw:control="control28"/></text:span></text:span><text:span text:style-name="Emphasis"><text:span text:style-name="T74"><text:tab/></text:span></text:span><text:span text:style-name="Emphasis"><text:span text:style-name="T105">A</text:span></text:span><text:span text:style-name="Emphasis"><text:span text:style-name="T73">ctiveer enkelklik om </text:span></text:span><text:span text:style-name="Emphasis"><text:span text:style-name="T75">het </text:span></text:span><text:span text:style-name="Emphasis"><text:span text:style-name="T101">I</text:span></text:span><text:span text:style-name="Emphasis"><text:span text:style-name="T73">nternetadres te selecteren via </text:span></text:span><text:span text:style-name="Emphasis"><text:span text:style-name="T76">adres </text:span></text:span><text:span text:style-name="User_20_Entry"><text:span text:style-name="T190">about:config<text:line-break/></text:span></text:span><text:span text:style-name="Emphasis"><text:span text:style-name="T73"> <text:tab/><text:tab/>en </text:span></text:span><text:span text:style-name="Emphasis"><text:span text:style-name="T77">typ </text:span></text:span><text:span text:style-name="Emphasis"><text:span text:style-name="T74">a</text:span></text:span><text:span text:style-name="Emphasis"><text:span text:style-name="T77">chter </text:span></text:span><text:span text:style-name="Emphasis"><text:span text:style-name="T165">Zoeken</text:span></text:span><text:span text:style-name="Emphasis"><text:span text:style-name="T73"> </text:span></text:span><text:span text:style-name="User_20_Entry"><text:span text:style-name="T143">click</text:span></text:span><text:span text:style-name="Emphasis"><text:span text:style-name="T73">.<text:line-break/><text:tab/><text:tab/>Dubbelklik </text:span></text:span><text:span text:style-name="Emphasis"><text:span text:style-name="T101">op de </text:span></text:span><text:span text:style-name="Emphasis"><text:span text:style-name="T73">regel </text:span></text:span><text:span text:style-name="Emphasis"><text:span text:style-name="T166">browser.urlbar.clickSelectsAll</text:span></text:span><text:span text:style-name="Emphasis"><text:span text:style-name="T73"> (waarde verandert in <text:line-break/><text:tab/><text:tab/></text:span></text:span><text:span text:style-name="Emphasis"><text:span text:style-name="T166">true</text:span></text:span><text:span text:style-name="Emphasis"><text:span text:style-name="T73">).</text:span></text:span></text:p>
            </text:list-item>
            <text:list-item>
              <text:p text:style-name="P71"><text:span text:style-name="Emphasis"><text:span text:style-name="T69"><draw:control text:anchor-type="as-char" draw:z-index="20" draw:style-name="gr1" draw:text-style-name="P81" svg:width="0.35cm" svg:height="0.35cm" draw:control="control21"/></text:span></text:span><text:span text:style-name="Emphasis"><text:span text:style-name="T69"><text:tab/></text:span></text:span><text:span text:style-name="Emphasis"><text:span text:style-name="T73">Stel </text:span></text:span><text:span text:style-name="Emphasis"><text:span text:style-name="T80">de </text:span></text:span><text:span text:style-name="Emphasis"><text:span text:style-name="T73">startpagina in </text:span></text:span><text:span text:style-name="Emphasis"><text:span text:style-name="T79">via menu &gt; </text:span></text:span><text:span text:style-name="Strong_20_Emphasis"><text:span text:style-name="T152">Voorkeuren</text:span></text:span><text:span text:style-name="Emphasis"><text:span text:style-name="T79"> </text:span></text:span><text:span text:style-name="Emphasis"><text:span text:style-name="T109">&gt;</text:span></text:span><text:span text:style-name="Emphasis"><text:span text:style-name="T81"> </text:span></text:span><text:span text:style-name="Strong_20_Emphasis"><text:span text:style-name="T153">Algemeen</text:span></text:span><text:span text:style-name="Emphasis"><text:span text:style-name="T81">.</text:span></text:span></text:p>
            </text:list-item>
            <text:list-item>
              <text:p text:style-name="P72"><text:span text:style-name="Emphasis"><text:span text:style-name="T69"><draw:control text:anchor-type="as-char" draw:z-index="24" draw:style-name="gr1" draw:text-style-name="P81" svg:width="0.35cm" svg:height="0.35cm" draw:control="control25"/></text:span></text:span><text:span text:style-name="Emphasis"><text:span text:style-name="T69"><text:tab/></text:span></text:span><text:span text:style-name="Emphasis"><text:span text:style-name="T82">Wijzig PDF-lezer via</text:span></text:span><text:span text:style-name="Emphasis"><text:span text:style-name="T73"> </text:span></text:span><text:span text:style-name="Emphasis"><text:span text:style-name="T79">menu &gt; </text:span></text:span><text:span text:style-name="Strong_20_Emphasis"><text:span text:style-name="T152">Voorkeuren</text:span></text:span><text:span text:style-name="Emphasis"><text:span text:style-name="T79"> </text:span></text:span><text:span text:style-name="Emphasis"><text:span text:style-name="T110">&gt; </text:span></text:span><text:span text:style-name="Strong_20_Emphasis"><text:span text:style-name="T154">Toepassingen</text:span></text:span><text:span text:style-name="Emphasis"><text:span text:style-name="T73">.<text:line-break/><text:tab/><text:tab/></text:span></text:span><text:span text:style-name="Emphasis"><text:span text:style-name="T82">Zoek </text:span></text:span><text:span text:style-name="User_20_Entry"><text:span text:style-name="T169">pdf</text:span></text:span><text:span text:style-name="Emphasis"><text:span text:style-name="T82"> </text:span></text:span><text:span text:style-name="Emphasis"><text:span text:style-name="T83">en a</text:span></text:span><text:span text:style-name="Emphasis"><text:span text:style-name="T82">chter </text:span></text:span><text:span text:style-name="Strong_20_Emphasis"><text:span text:style-name="T154">Portable Document Format (PDF)</text:span></text:span><text:span text:style-name="Emphasis"><text:span text:style-name="T82"> selecteer<text:line-break/><text:tab/><text:tab/></text:span></text:span><text:span text:style-name="Strong_20_Emphasis"><text:span text:style-name="T154">Documentweergave gebruiken (Standaard)</text:span></text:span><text:span text:style-name="Emphasis"><text:span text:style-name="T82"> </text:span></text:span><text:span text:style-name="Emphasis"><text:span text:style-name="T84">(= Evince). </text:span></text:span><text:span text:style-name="Emphasis"><text:span text:style-name="T85">Klik op </text:span></text:span><text:span text:style-name="Strong_20_Emphasis"><text:span text:style-name="T155">Sluiten</text:span></text:span><text:span text:style-name="Emphasis"><text:span text:style-name="T85">.</text:span></text:span></text:p>
            </text:list-item>
          </text:list>
          <text:p text:style-name="P58"><text:span text:style-name="Emphasis"><text:span text:style-name="T257">5. </text:span></text:span><text:span text:style-name="Emphasis"><text:span text:style-name="T249">Gebruiker inrichten </text:span></text:span><text:span text:style-name="Emphasis"><text:span text:style-name="T257">(vervolg)</text:span></text:span></text:p>
          <text:p text:style-name="P50"><text:span text:style-name="Emphasis"><text:span text:style-name="T257"><text:line-break/><text:tab/><text:tab/><text:tab/><text:tab/></text:span></text:span><text:span text:style-name="Citation"><text:span text:style-name="T294">De handelingen in dit hoofdstuk dienen </text:span></text:span><text:span text:style-name="Citation"><text:span text:style-name="T296">per gebruiker</text:span></text:span><text:span text:style-name="Citation"><text:span text:style-name="T294"> te worden uitgevoerd</text:span></text:span></text:p>
          <text:p text:style-name="P50"><text:span text:style-name="Citation"><text:span text:style-name="T294"/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3"><text:span text:style-name="Emphasis"><text:span text:style-name="T208">Alleen bij een nieuwe installatie </text:span></text:span><text:span text:style-name="Emphasis"><text:span text:style-name="T212">(</text:span></text:span><text:span text:style-name="Emphasis"><text:span text:style-name="T208">niet bij herinstall</text:span></text:span><text:span text:style-name="Emphasis"><text:span text:style-name="T209">eren</text:span></text:span><text:span text:style-name="Emphasis"><text:span text:style-name="T208"> of opwaarder</text:span></text:span><text:span text:style-name="Emphasis"><text:span text:style-name="T210">e</text:span></text:span><text:span text:style-name="Emphasis"><text:span text:style-name="T208">n</text:span></text:span><text:span text:style-name="Emphasis"><text:span text:style-name="T212">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Emphasis"><text:span text:style-name="T112"><draw:control text:anchor-type="as-char" draw:z-index="35" draw:style-name="gr1" draw:text-style-name="P81" svg:width="0.35cm" svg:height="0.35cm" draw:control="control36"/></text:span></text:span><text:span text:style-name="Emphasis"><text:span text:style-name="T112"><text:tab/></text:span></text:span><text:span text:style-name="T173">St</text:span><text:span text:style-name="T174">art </text:span><text:span text:style-name="Strong_20_Emphasis"><text:span text:style-name="T176">Mozilla Thunderbird E-mail/nieuws</text:span></text:span><text:span text:style-name="Strong_20_Emphasis"><text:span text:style-name="T173"> </text:span></text:span><text:span text:style-name="Strong_20_Emphasis"><text:span text:style-name="T175">en</text:span></text:span><text:span text:style-name="Emphasis"><text:span text:style-name="T102"> </text:span></text:span><text:span text:style-name="Emphasis"><text:span text:style-name="T103">stel </text:span></text:span><text:span text:style-name="Emphasis"><text:span text:style-name="T102">het </text:span></text:span><text:span text:style-name="Emphasis"><text:span text:style-name="T86">papier</text:span></text:span><text:span text:style-name="Emphasis"><text:span text:style-name="T78">f</text:span></text:span><text:span text:style-name="Emphasis"><text:span text:style-name="T86">ormaat in via<text:line-break/></text:span></text:span><text:span text:style-name="Emphasis"><text:span text:style-name="T73"> <text:tab/><text:tab/></text:span></text:span><text:span text:style-name="Strong_20_Emphasis"><text:span text:style-name="T156">Bestand</text:span></text:span><text:span text:style-name="Emphasis"><text:span text:style-name="T86"> &gt; </text:span></text:span><text:span text:style-name="Strong_20_Emphasis"><text:span text:style-name="T156">Pagina-instellingen </text:span></text:span><text:span text:style-name="Emphasis"><text:span text:style-name="T87">&gt;</text:span></text:span><text:span text:style-name="Emphasis"><text:span text:style-name="T79"> </text:span></text:span><text:span text:style-name="Strong_20_Emphasis"><text:span text:style-name="T151">Papiergroote</text:span></text:span><text:span text:style-name="Emphasis"><text:span text:style-name="T69"> &gt; </text:span></text:span><text:span text:style-name="Strong_20_Emphasis"><text:span text:style-name="T151">A4</text:span></text:span><text:span text:style-name="Emphasis"><text:span text:style-name="T69">.<text:line-break/><text:tab/><text:tab/></text:span></text:span><text:span text:style-name="Emphasis"><text:span text:style-name="T88">K</text:span></text:span><text:span text:style-name="Emphasis"><text:span text:style-name="T86">lik op </text:span></text:span><text:span text:style-name="Strong_20_Emphasis"><text:span text:style-name="T156">Toepassen</text:span></text:span><text:span text:style-name="Emphasis"><text:span text:style-name="T86">.</text:span></text:span></text:p>
              <text:p text:style-name="P53"><text:span text:style-name="Emphasis"><text:span text:style-name="T69"><draw:control text:anchor-type="as-char" draw:z-index="34" draw:style-name="gr1" draw:text-style-name="P81" svg:width="0.35cm" svg:height="0.35cm" draw:control="control35"/></text:span></text:span><text:span text:style-name="Emphasis"><text:span text:style-name="T69"><text:tab/></text:span></text:span><text:span text:style-name="Emphasis"><text:span text:style-name="T73">Verstuur een </text:span></text:span><text:span text:style-name="Emphasis"><text:span text:style-name="T89">test-E-mail.</text:span></text:span></text:p>
              <text:p text:style-name="P53"><text:span text:style-name="Emphasis"><text:span text:style-name="T89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74"><text:span text:style-name="Emphasis"><text:span text:style-name="T200">Alleen bij een nieuwe installatie </text:span></text:span><text:span text:style-name="Emphasis"><text:span text:style-name="T203">(</text:span></text:span><text:span text:style-name="Emphasis"><text:span text:style-name="T200">niet bij herinstall</text:span></text:span><text:span text:style-name="Emphasis"><text:span text:style-name="T201">eren</text:span></text:span><text:span text:style-name="Emphasis"><text:span text:style-name="T200"> of opwaarder</text:span></text:span><text:span text:style-name="Emphasis"><text:span text:style-name="T202">e</text:span></text:span><text:span text:style-name="Emphasis"><text:span text:style-name="T200">n</text:span></text:span><text:span text:style-name="Emphasis"><text:span text:style-name="T203">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4"><text:span text:style-name="Emphasis"><text:span text:style-name="T69"><draw:control text:anchor-type="as-char" draw:z-index="21" draw:style-name="gr1" draw:text-style-name="P81" svg:width="0.35cm" svg:height="0.35cm" draw:control="control22"/></text:span></text:span><text:span text:style-name="Emphasis"><text:span text:style-name="T69"><text:tab/></text:span></text:span><text:span text:style-name="Emphasis"><text:span text:style-name="T90">Maak documenten </text:span></text:span><text:span text:style-name="Emphasis"><text:span text:style-name="T91">standaard </text:span></text:span><text:span text:style-name="Emphasis"><text:span text:style-name="T90">aan in het Microsoft-formaat door het openen<text:line-break/><text:tab/><text:tab/>van een willekeurig LibreOffice-toepassing of LibreOffice-document.<text:line-break/><text:tab/><text:tab/>Ga naar </text:span></text:span><text:span text:style-name="Strong_20_Emphasis"><text:span text:style-name="T157">Extra</text:span></text:span><text:span text:style-name="Emphasis"><text:span text:style-name="T90"> &gt; </text:span></text:span><text:span text:style-name="Strong_20_Emphasis"><text:span text:style-name="T157">Opties</text:span></text:span><text:span text:style-name="Emphasis"><text:span text:style-name="T90"> &gt; </text:span></text:span><text:span text:style-name="Strong_20_Emphasis"><text:span text:style-name="T157">Laden/Opslaan</text:span></text:span><text:span text:style-name="Emphasis"><text:span text:style-name="T90"> &gt; </text:span></text:span><text:span text:style-name="Strong_20_Emphasis"><text:span text:style-name="T157">Algemeen</text:span></text:span><text:span text:style-name="Emphasis"><text:span text:style-name="T90">.<text:line-break/><text:tab/><text:tab/></text:span></text:span><text:span text:style-name="Emphasis"><text:span text:style-name="T92">Selecteer o</text:span></text:span><text:span text:style-name="Emphasis"><text:span text:style-name="T90">nder </text:span></text:span><text:span text:style-name="Strong_20_Emphasis"><text:span text:style-name="T157">Standaard bestandsindeling en ODF-instellingen</text:span></text:span><text:span text:style-name="Emphasis"><text:span text:style-name="T90"><text:line-break/><text:tab/><text:tab/></text:span></text:span><text:span text:style-name="Emphasis"><text:span text:style-name="T93">achtereenvolgens</text:span></text:span><text:span text:style-name="Emphasis"><text:span text:style-name="T92">:<text:tab/><text:tab/></text:span></text:span></text:p>
            </text:list-item>
          </text:list>
        </text:list-item>
      </text:list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9"><text:span text:style-name="Strong_20_Emphasis"><text:span text:style-name="T157">Documenttype</text:span></text:span></text:p>
          </table:table-cell>
          <table:table-cell table:style-name="Tabel1.B1" office:value-type="string">
            <text:p text:style-name="P9"><text:span text:style-name="Strong_20_Emphasis"><text:span text:style-name="T157">Altijd opslaan als</text:span></text:span></text:p>
          </table:table-cell>
        </table:table-row>
        <table:table-row>
          <table:table-cell table:style-name="Tabel1.A2" office:value-type="string">
            <text:p text:style-name="P9"><text:span text:style-name="Emphasis"><text:span text:style-name="T90">Tekstdocument</text:span></text:span></text:p>
          </table:table-cell>
          <table:table-cell table:style-name="Tabel1.B2" office:value-type="string">
            <text:p text:style-name="P9"><text:span text:style-name="Emphasis"><text:span text:style-name="T90">Microsoft Word </text:span></text:span><text:span text:style-name="Emphasis"><text:span text:style-name="T94">2007/2010/</text:span></text:span><text:span text:style-name="Emphasis"><text:span text:style-name="T95">2013</text:span></text:span><text:span text:style-name="Emphasis"><text:span text:style-name="T94"> XML</text:span></text:span></text:p>
          </table:table-cell>
        </table:table-row>
        <table:table-row>
          <table:table-cell table:style-name="Tabel1.A2" office:value-type="string">
            <text:p text:style-name="P9"><text:span text:style-name="Emphasis"><text:span text:style-name="T90">Werkblad</text:span></text:span></text:p>
          </table:table-cell>
          <table:table-cell table:style-name="Tabel1.B2" office:value-type="string">
            <text:p text:style-name="P9"><text:span text:style-name="Emphasis"><text:span text:style-name="T90">Microsoft Excel </text:span></text:span><text:span text:style-name="Emphasis"><text:span text:style-name="T94">2007/2010/</text:span></text:span><text:span text:style-name="Emphasis"><text:span text:style-name="T95">2013</text:span></text:span><text:span text:style-name="Emphasis"><text:span text:style-name="T94"> XML</text:span></text:span></text:p>
          </table:table-cell>
        </table:table-row>
        <table:table-row>
          <table:table-cell table:style-name="Tabel1.A2" office:value-type="string">
            <text:p text:style-name="P9"><text:span text:style-name="Emphasis"><text:span text:style-name="T90">Presentatie</text:span></text:span></text:p>
          </table:table-cell>
          <table:table-cell table:style-name="Tabel1.B2" office:value-type="string">
            <text:p text:style-name="P9"><text:span text:style-name="Emphasis"><text:span text:style-name="T90">Microsoft PowerPoint </text:span></text:span><text:span text:style-name="Emphasis"><text:span text:style-name="T94">2007/2010/</text:span></text:span><text:span text:style-name="Emphasis"><text:span text:style-name="T95">2013</text:span></text:span><text:span text:style-name="Emphasis"><text:span text:style-name="T94"> XML</text:span></text:span></text:p>
          </table:table-cell>
        </table:table-row>
      </table:table>
      <text:list xml:id="list100946802514845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4"><text:span text:style-name="Emphasis"><text:span text:style-name="T90">Klik op </text:span></text:span><text:span text:style-name="Strong_20_Emphasis"><text:span text:style-name="T157">OK</text:span></text:span><text:span text:style-name="Emphasis"><text:span text:style-name="T90"> en sluit </text:span></text:span><text:span text:style-name="Strong_20_Emphasis"><text:span text:style-name="T157">LibreOffice</text:span></text:span><text:span text:style-name="Emphasis"><text:span text:style-name="T90"> af.<text:line-break/></text:span></text:span></text:p>
                          <text:p text:style-name="P74"><text:span text:style-name="Emphasis"><text:span text:style-name="T208">Alleen bij een nieuwe installatie </text:span></text:span><text:span text:style-name="Emphasis"><text:span text:style-name="T211">(</text:span></text:span><text:span text:style-name="Emphasis"><text:span text:style-name="T208">niet bij herinstall</text:span></text:span><text:span text:style-name="Emphasis"><text:span text:style-name="T209">eren</text:span></text:span><text:span text:style-name="Emphasis"><text:span text:style-name="T208"> of opwaarder</text:span></text:span><text:span text:style-name="Emphasis"><text:span text:style-name="T210">e</text:span></text:span><text:span text:style-name="Emphasis"><text:span text:style-name="T208">n</text:span></text:span><text:span text:style-name="Emphasis"><text:span text:style-name="T211">)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55"><text:span text:style-name="Numbering_20_Symbols"><text:span text:style-name="T69"><draw:control text:anchor-type="as-char" draw:z-index="22" draw:style-name="gr1" draw:text-style-name="P81" svg:width="0.35cm" svg:height="0.35cm" draw:control="control23"/></text:span></text:span><text:span text:style-name="Numbering_20_Symbols"><text:span text:style-name="T69"><text:tab/></text:span></text:span><text:span text:style-name="Numbering_20_Symbols"><text:span text:style-name="T68">Wijzig </text:span></text:span><text:span text:style-name="Numbering_20_Symbols"><text:span text:style-name="T96">de </text:span></text:span><text:span text:style-name="Numbering_20_Symbols"><text:span text:style-name="T107">voorkeurs</text:span></text:span><text:span text:style-name="Numbering_20_Symbols"><text:span text:style-name="T97">toepassingen </text:span></text:span><text:span text:style-name="Numbering_20_Symbols"><text:span text:style-name="T68">via </text:span></text:span><text:span text:style-name="Strong_20_Emphasis">Menu</text:span><text:span text:style-name="T162"> &gt; </text:span><text:span text:style-name="Strong_20_Emphasis">Voorkeuren</text:span><text:span text:style-name="T162"> &gt;<text:line-break/> <text:tab/><text:tab/></text:span><text:span text:style-name="Strong_20_Emphasis">Voorkeurstoepassingen</text:span><text:span text:style-name="Emphasis"><text:span text:style-name="T68">.</text:span></text:span><text:span text:style-name="Numbering_20_Symbols"><text:span text:style-name="T97"><text:line-break/> <text:tab/><text:tab/>Achter </text:span></text:span><text:span text:style-name="Strong_20_Emphasis"><text:span text:style-name="T158">Muziek</text:span></text:span><text:span text:style-name="Numbering_20_Symbols"><text:span text:style-name="T97"> selecteer </text:span></text:span><text:span text:style-name="Strong_20_Emphasis"><text:span text:style-name="T159">VLC Media Player </text:span></text:span><text:span text:style-name="Numbering_20_Symbols"><text:span text:style-name="T97">of </text:span></text:span><text:span text:style-name="Strong_20_Emphasis"><text:span text:style-name="T159">Video's</text:span></text:span><text:span text:style-name="Numbering_20_Symbols"><text:span text:style-name="T97"> </text:span></text:span><text:span text:style-name="Numbering_20_Symbols"><text:span text:style-name="T98">(= Totem)</text:span></text:span><text:span text:style-name="Numbering_20_Symbols"><text:span text:style-name="T97">, en <text:line-break/> <text:tab/><text:tab/>achter </text:span></text:span><text:span text:style-name="Strong_20_Emphasis"><text:span text:style-name="T158">Video</text:span></text:span><text:span text:style-name="Numbering_20_Symbols"><text:span text:style-name="T97"> selecteer </text:span></text:span><text:span text:style-name="Strong_20_Emphasis"><text:span text:style-name="T159">VLC Media Player </text:span></text:span><text:span text:style-name="Numbering_20_Symbols"><text:span text:style-name="T97">of </text:span></text:span><text:span text:style-name="Strong_20_Emphasis"><text:span text:style-name="T159">Video's</text:span></text:span><text:span text:style-name="Numbering_20_Symbols"><text:span text:style-name="T97">.</text:span></text:span><text:span text:style-name="Numbering_20_Symbols"><text:span text:style-name="T68"><text:line-break/> <text:tab/><text:tab/></text:span></text:span><text:span text:style-name="Numbering_20_Symbols"><text:span text:style-name="T99">S</text:span></text:span><text:span text:style-name="Emphasis"><text:span text:style-name="T68">luit </text:span></text:span><text:span text:style-name="Strong_20_Emphasis"><text:span text:style-name="T198">Voorkeurstoepassingen</text:span></text:span><text:span text:style-name="Strong_20_Emphasis"><text:span text:style-name="T149"> </text:span></text:span><text:span text:style-name="Emphasis"><text:span text:style-name="T100">af</text:span></text:span><text:span text:style-name="Emphasis"><text:span text:style-name="T68">.</text:span></text:span></text:p>
              <text:p text:style-name="P55"/>
              <text:p text:style-name="P55"><text:span text:style-name="Emphasis"><text:span text:style-name="T68"/></text:span></text:p>
            </text:list-item>
          </text:list>
        </text:list-item>
        <text:list-item>
          <text:p text:style-name="P55"><text:span text:style-name="T287">Installatie afronden</text:span></text:p>
          <text:p text:style-name="P80"/>
          <text:list>
            <text:list-item>
              <text:p text:style-name="P75"><text:span text:style-name="Strong_20_Emphasis"><text:span text:style-name="T43"><draw:control text:anchor-type="as-char" draw:z-index="23" draw:style-name="gr1" draw:text-style-name="P81" svg:width="0.35cm" svg:height="0.35cm" draw:control="control24"/></text:span></text:span><text:span text:style-name="Strong_20_Emphasis"><text:span text:style-name="T43"><text:tab/>– </text:span></text:span></text:p>
            </text:list-item>
          </text:list>
        </text:list-item>
      </text:list>
      <text:p text:style-name="P14"/>
      <text:p text:style-name="P15"/>
      <text:p text:style-name="P12"><text:span text:style-name="T384">De installatie van </text:span><text:span text:style-name="T385"><text:reference-ref text:reference-format="text" text:ref-name="Versie">Linux Mint 17.1</text:reference-ref></text:span><text:span text:style-name="T384"> </text:span><text:span text:style-name="T384"><text:reference-ref text:reference-format="text" text:ref-name="Editie">desktop</text:reference-ref></text:span><text:span text:style-name="T384"> is voltooid, </text:span><text:span text:style-name="T386">einde c</text:span><text:span text:style-name="T384">hecklist.</text:span></text:p>
      <text:p text:style-name="P16"/>
      <text:p text:style-name="P16"/>
      <text:p text:style-name="P18"><text:span text:style-name="Strong_20_Emphasis"><text:span text:style-name="T34">Dit werk </text:span></text:span><text:span text:style-name="Strong_20_Emphasis"><text:span text:style-name="T35">valt</text:span></text:span><text:span text:style-name="Strong_20_Emphasis"><text:span text:style-name="T34"> onder een Creative Commons Naamsvermelding-GelijkDelen 3.0 Nederland </text:span></text:span><text:span text:style-name="Strong_20_Emphasis"><text:span text:style-name="T36">licentie </text:span></text:span><text:span text:style-name="Strong_20_Emphasis"><text:span text:style-name="T37">(CC BY-SA 3.0 NL)</text:span></text:span><text:span text:style-name="Strong_20_Emphasis"><text:span text:style-name="T34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solid" style:text-underline-width="auto" style:text-underline-color="font-color" fo:background-color="transparent" style:font-style-asian="italic" style:font-style-complex="italic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normal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fo:padding="0.049cm" fo:border="0.06pt solid #000000" style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2pt" officeooo:paragraph-rsid="0278e82a" style:font-size-asian="12pt" style:font-size-complex="12pt"/>
    </style:style>
    <style:style style:name="MT1" style:family="text">
      <style:text-properties style:font-name="Ubuntu3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">Checklist installatie LinuxMint 17.1 desktop algemeen</text:file-name></text:span><text:span text:style-name="MT1"><text:tab/></text:span><text:span text:style-name="MT1"><text:date style:data-style-name="N36" text:date-value="2015-08-22T10:09:45.829022107">22-08-2015</text:date></text:span></text:p>
      </style:header>
      <style:footer>
        <text:p text:style-name="Footer"><text:span text:style-name="MT2">Karel Zimmer</text:span><text:tab/><text:tab/><text:span text:style-name="MT3">Pagina </text:span><text:page-number style:num-format="1" text:select-page="current">5</text:page-number> <text:span text:style-name="MT3">van </text:span><text:page-count style:num-format="1">5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subject>Installatie PC software</dc:subject>
    <meta:initial-creator>Karel Zimmer</meta:initial-creator>
    <meta:creation-date>1995-11-21T17:41:00</meta:creation-date>
    <dc:date>2015-08-22T10:09:45.717583680</dc:date>
    <meta:print-date>2014-12-17T11:31:20.494455368</meta:print-date>
    <meta:keyword>Installatie</meta:keyword>
    <meta:keyword>Checklist</meta:keyword>
    <meta:keyword>Linux</meta:keyword>
    <meta:editing-cycles>3960</meta:editing-cycles>
    <meta:editing-duration>P7DT19H59M55S</meta:editing-duration>
    <dc:creator>Karel Zimmer</dc:creator>
    <meta:document-statistic meta:table-count="1" meta:image-count="0" meta:object-count="0" meta:page-count="5" meta:paragraph-count="87" meta:word-count="1063" meta:character-count="7835" meta:non-whitespace-character-count="6575"/>
    <meta:user-defined meta:name="Info 1"/>
    <meta:user-defined meta:name="Info 2"/>
    <meta:user-defined meta:name="Info 3"/>
    <meta:user-defined meta:name="Info 4"/>
  </office:meta>
</office:document-meta>
</file>